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65a3e"/>
    </style:style>
    <style:style style:name="P2" style:family="paragraph" style:parent-style-name="Standard">
      <style:text-properties officeooo:rsid="00aa3bb7" officeooo:paragraph-rsid="001839b1"/>
    </style:style>
    <style:style style:name="P3" style:family="paragraph" style:parent-style-name="Standard">
      <style:paragraph-properties fo:text-align="center" style:justify-single-word="false"/>
      <style:text-properties officeooo:rsid="00bcb454" officeooo:paragraph-rsid="001839b1"/>
    </style:style>
    <style:style style:name="P4" style:family="paragraph" style:parent-style-name="Standard">
      <style:text-properties officeooo:rsid="00165e54" officeooo:paragraph-rsid="001839b1"/>
    </style:style>
    <style:style style:name="P5" style:family="paragraph" style:parent-style-name="Standard">
      <style:text-properties officeooo:rsid="00355093" officeooo:paragraph-rsid="001839b1"/>
    </style:style>
    <style:style style:name="P6" style:family="paragraph" style:parent-style-name="Standard">
      <style:text-properties officeooo:rsid="00d477d0" officeooo:paragraph-rsid="001839b1"/>
    </style:style>
    <style:style style:name="P7" style:family="paragraph" style:parent-style-name="Standard">
      <style:text-properties officeooo:rsid="004df30a" officeooo:paragraph-rsid="001839b1"/>
    </style:style>
    <style:style style:name="P8" style:family="paragraph" style:parent-style-name="Standard">
      <style:text-properties officeooo:rsid="00178183" officeooo:paragraph-rsid="001839b1"/>
    </style:style>
    <style:style style:name="P9" style:family="paragraph" style:parent-style-name="Standard">
      <style:text-properties officeooo:rsid="001ac220" officeooo:paragraph-rsid="001839b1"/>
    </style:style>
    <style:style style:name="P10" style:family="paragraph" style:parent-style-name="Standard">
      <style:text-properties officeooo:rsid="0018a6ec" officeooo:paragraph-rsid="001839b1"/>
    </style:style>
    <style:style style:name="P11" style:family="paragraph" style:parent-style-name="Standard">
      <style:text-properties officeooo:rsid="00193acb" officeooo:paragraph-rsid="001839b1"/>
    </style:style>
    <style:style style:name="P12" style:family="paragraph" style:parent-style-name="Standard">
      <style:text-properties fo:font-weight="bold" officeooo:rsid="00346be5" officeooo:paragraph-rsid="001839b1" style:font-weight-asian="bold" style:font-weight-complex="bold"/>
    </style:style>
    <style:style style:name="P13" style:family="paragraph" style:parent-style-name="Standard">
      <style:text-properties fo:font-weight="bold" officeooo:rsid="00614687" officeooo:paragraph-rsid="001839b1" style:font-weight-asian="bold" style:font-weight-complex="bold"/>
    </style:style>
    <style:style style:name="P14" style:family="paragraph" style:parent-style-name="Standard">
      <style:text-properties fo:font-weight="bold" officeooo:rsid="001a34be" officeooo:paragraph-rsid="001839b1" style:font-weight-asian="bold" style:font-weight-complex="bold"/>
    </style:style>
    <style:style style:name="P15" style:family="paragraph" style:parent-style-name="Standard">
      <style:text-properties fo:font-weight="bold" officeooo:rsid="00355093" officeooo:paragraph-rsid="001839b1" style:font-weight-asian="bold" style:font-weight-complex="bold"/>
    </style:style>
    <style:style style:name="P16" style:family="paragraph" style:parent-style-name="Standard">
      <style:text-properties fo:font-weight="bold" officeooo:rsid="00324aec" officeooo:paragraph-rsid="001839b1" style:font-weight-asian="bold" style:font-weight-complex="bold"/>
    </style:style>
    <style:style style:name="P17" style:family="paragraph" style:parent-style-name="Standard">
      <style:text-properties fo:font-weight="bold" officeooo:rsid="005e29bf" officeooo:paragraph-rsid="001839b1" style:font-weight-asian="bold" style:font-weight-complex="bold"/>
    </style:style>
    <style:style style:name="P18" style:family="paragraph" style:parent-style-name="Standard">
      <style:text-properties fo:font-weight="bold" officeooo:rsid="006d94b8" officeooo:paragraph-rsid="001839b1" style:font-weight-asian="bold" style:font-weight-complex="bold"/>
    </style:style>
    <style:style style:name="P19" style:family="paragraph" style:parent-style-name="Standard">
      <style:text-properties fo:font-weight="bold" officeooo:rsid="00241d7b" officeooo:paragraph-rsid="001839b1" style:font-weight-asian="bold" style:font-weight-complex="bold"/>
    </style:style>
    <style:style style:name="P20" style:family="paragraph" style:parent-style-name="Standard">
      <style:text-properties fo:font-weight="bold" officeooo:rsid="007e5c59" officeooo:paragraph-rsid="001839b1" style:font-weight-asian="bold" style:font-weight-complex="bold"/>
    </style:style>
    <style:style style:name="P21" style:family="paragraph" style:parent-style-name="Standard">
      <style:text-properties fo:font-weight="bold" officeooo:rsid="0081d7c4" officeooo:paragraph-rsid="001839b1" style:font-weight-asian="bold" style:font-weight-complex="bold"/>
    </style:style>
    <style:style style:name="P22" style:family="paragraph" style:parent-style-name="Standard">
      <style:text-properties fo:font-weight="bold" officeooo:rsid="0092b70e" officeooo:paragraph-rsid="001839b1" style:font-weight-asian="bold" style:font-weight-complex="bold"/>
    </style:style>
    <style:style style:name="P23" style:family="paragraph" style:parent-style-name="Standard">
      <style:text-properties fo:font-weight="bold" officeooo:rsid="00259938" officeooo:paragraph-rsid="001839b1" style:font-weight-asian="bold" style:font-weight-complex="bold"/>
    </style:style>
    <style:style style:name="P24" style:family="paragraph" style:parent-style-name="Standard">
      <style:text-properties fo:font-weight="bold" officeooo:rsid="0082ceec" officeooo:paragraph-rsid="001839b1" style:font-weight-asian="bold" style:font-weight-complex="bold"/>
    </style:style>
    <style:style style:name="P25" style:family="paragraph" style:parent-style-name="Standard">
      <style:text-properties fo:font-weight="bold" officeooo:rsid="006ac0ce" officeooo:paragraph-rsid="001839b1" style:font-weight-asian="bold" style:font-weight-complex="bold"/>
    </style:style>
    <style:style style:name="P26" style:family="paragraph" style:parent-style-name="Standard">
      <style:text-properties fo:font-weight="bold" officeooo:rsid="0088c9e1" officeooo:paragraph-rsid="001839b1" style:font-weight-asian="bold" style:font-weight-complex="bold"/>
    </style:style>
    <style:style style:name="P27" style:family="paragraph" style:parent-style-name="Standard">
      <style:text-properties fo:font-weight="bold" officeooo:rsid="003c330c" officeooo:paragraph-rsid="001839b1" style:font-weight-asian="bold" style:font-weight-complex="bold"/>
    </style:style>
    <style:style style:name="P28" style:family="paragraph" style:parent-style-name="Standard">
      <style:text-properties fo:font-weight="bold" officeooo:rsid="001ed00a" officeooo:paragraph-rsid="001839b1" style:font-weight-asian="bold" style:font-weight-complex="bold"/>
    </style:style>
    <style:style style:name="P29" style:family="paragraph" style:parent-style-name="Standard">
      <style:text-properties fo:font-weight="bold" officeooo:rsid="00add083" officeooo:paragraph-rsid="001839b1" style:font-weight-asian="bold" style:font-weight-complex="bold"/>
    </style:style>
    <style:style style:name="P30" style:family="paragraph" style:parent-style-name="Standard">
      <style:text-properties fo:font-weight="bold" officeooo:rsid="00207687" officeooo:paragraph-rsid="001839b1" style:font-weight-asian="bold" style:font-weight-complex="bold"/>
    </style:style>
    <style:style style:name="P31" style:family="paragraph" style:parent-style-name="Standard">
      <style:text-properties fo:font-weight="bold" officeooo:rsid="0023167b" officeooo:paragraph-rsid="001839b1" style:font-weight-asian="bold" style:font-weight-complex="bold"/>
    </style:style>
    <style:style style:name="P32" style:family="paragraph" style:parent-style-name="Standard">
      <style:text-properties fo:font-weight="bold" officeooo:rsid="00321598" officeooo:paragraph-rsid="001839b1" style:font-weight-asian="bold" style:font-weight-complex="bold"/>
    </style:style>
    <style:style style:name="P33" style:family="paragraph" style:parent-style-name="Standard">
      <style:text-properties fo:font-weight="bold" officeooo:rsid="00178183" officeooo:paragraph-rsid="001839b1" style:font-weight-asian="bold" style:font-weight-complex="bold"/>
    </style:style>
    <style:style style:name="P34" style:family="paragraph" style:parent-style-name="Standard">
      <style:text-properties fo:font-weight="bold" officeooo:rsid="0056fcb0" officeooo:paragraph-rsid="001839b1" style:font-weight-asian="bold" style:font-weight-complex="bold"/>
    </style:style>
    <style:style style:name="P35" style:family="paragraph" style:parent-style-name="Standard">
      <style:text-properties fo:font-weight="bold" officeooo:paragraph-rsid="001839b1" style:font-weight-asian="bold" style:font-weight-complex="bold"/>
    </style:style>
    <style:style style:name="P36" style:family="paragraph" style:parent-style-name="Standard">
      <style:text-properties officeooo:rsid="001a34be" officeooo:paragraph-rsid="001839b1"/>
    </style:style>
    <style:style style:name="P37" style:family="paragraph" style:parent-style-name="Standard">
      <style:text-properties officeooo:rsid="00684270" officeooo:paragraph-rsid="001839b1"/>
    </style:style>
    <style:style style:name="P38" style:family="paragraph" style:parent-style-name="Standard">
      <style:text-properties officeooo:rsid="00545947" officeooo:paragraph-rsid="001839b1"/>
    </style:style>
    <style:style style:name="P39" style:family="paragraph" style:parent-style-name="Standard">
      <style:text-properties officeooo:rsid="0063f700" officeooo:paragraph-rsid="001839b1"/>
    </style:style>
    <style:style style:name="P40" style:family="paragraph" style:parent-style-name="Standard">
      <style:text-properties officeooo:rsid="0066410b" officeooo:paragraph-rsid="001839b1"/>
    </style:style>
    <style:style style:name="P41" style:family="paragraph" style:parent-style-name="Standard">
      <style:text-properties officeooo:rsid="0073aa7b" officeooo:paragraph-rsid="001839b1"/>
    </style:style>
    <style:style style:name="P42" style:family="paragraph" style:parent-style-name="Standard">
      <style:text-properties fo:font-weight="normal" officeooo:rsid="00715e13" officeooo:paragraph-rsid="001839b1" style:font-weight-asian="normal" style:font-weight-complex="normal"/>
    </style:style>
    <style:style style:name="P43" style:family="paragraph" style:parent-style-name="Standard">
      <style:text-properties fo:font-weight="normal" officeooo:rsid="00684270" officeooo:paragraph-rsid="001839b1" style:font-weight-asian="normal" style:font-weight-complex="normal"/>
    </style:style>
    <style:style style:name="P44" style:family="paragraph" style:parent-style-name="Standard">
      <style:text-properties fo:font-weight="normal" officeooo:rsid="006e307b" officeooo:paragraph-rsid="001839b1" style:font-weight-asian="normal" style:font-weight-complex="normal"/>
    </style:style>
    <style:style style:name="P45" style:family="paragraph" style:parent-style-name="Standard">
      <style:text-properties fo:font-weight="normal" officeooo:rsid="00700706" officeooo:paragraph-rsid="001839b1" style:font-weight-asian="normal" style:font-weight-complex="normal"/>
    </style:style>
    <style:style style:name="P46" style:family="paragraph" style:parent-style-name="Standard">
      <style:text-properties fo:font-weight="normal" officeooo:rsid="00a784e2" officeooo:paragraph-rsid="001839b1" style:font-weight-asian="normal" style:font-weight-complex="normal"/>
    </style:style>
    <style:style style:name="P47" style:family="paragraph" style:parent-style-name="Standard">
      <style:text-properties fo:font-weight="normal" officeooo:rsid="009f5cff" officeooo:paragraph-rsid="001839b1" style:font-weight-asian="normal" style:font-weight-complex="normal"/>
    </style:style>
    <style:style style:name="P48" style:family="paragraph" style:parent-style-name="Standard">
      <style:text-properties fo:font-weight="normal" officeooo:rsid="00355093" officeooo:paragraph-rsid="001839b1" style:font-weight-asian="normal" style:font-weight-complex="normal"/>
    </style:style>
    <style:style style:name="P49" style:family="paragraph" style:parent-style-name="Standard">
      <style:text-properties fo:font-weight="normal" officeooo:rsid="007cda7a" officeooo:paragraph-rsid="001839b1" style:font-weight-asian="normal" style:font-weight-complex="normal"/>
    </style:style>
    <style:style style:name="P50" style:family="paragraph" style:parent-style-name="Standard">
      <style:text-properties fo:font-weight="normal" officeooo:rsid="007da731" officeooo:paragraph-rsid="001839b1" style:font-weight-asian="normal" style:font-weight-complex="normal"/>
    </style:style>
    <style:style style:name="P51" style:family="paragraph" style:parent-style-name="Standard">
      <style:text-properties fo:font-weight="normal" officeooo:rsid="003dc9e3" officeooo:paragraph-rsid="001839b1" style:font-weight-asian="normal" style:font-weight-complex="normal"/>
    </style:style>
    <style:style style:name="P52" style:family="paragraph" style:parent-style-name="Standard">
      <style:text-properties fo:font-weight="normal" officeooo:rsid="0082ceec" officeooo:paragraph-rsid="001839b1" style:font-weight-asian="normal" style:font-weight-complex="normal"/>
    </style:style>
    <style:style style:name="P53" style:family="paragraph" style:parent-style-name="Standard">
      <style:text-properties fo:font-weight="normal" officeooo:rsid="0093bbbd" officeooo:paragraph-rsid="001839b1" style:font-weight-asian="normal" style:font-weight-complex="normal"/>
    </style:style>
    <style:style style:name="P54" style:family="paragraph" style:parent-style-name="Standard">
      <style:text-properties fo:font-weight="normal" officeooo:rsid="00843a9b" officeooo:paragraph-rsid="001839b1" style:font-weight-asian="normal" style:font-weight-complex="normal"/>
    </style:style>
    <style:style style:name="P55" style:family="paragraph" style:parent-style-name="Standard">
      <style:text-properties fo:font-weight="normal" officeooo:rsid="0094f7fb" officeooo:paragraph-rsid="001839b1" style:font-weight-asian="normal" style:font-weight-complex="normal"/>
    </style:style>
    <style:style style:name="P56" style:family="paragraph" style:parent-style-name="Standard">
      <style:text-properties fo:font-weight="normal" officeooo:rsid="0084e25e" officeooo:paragraph-rsid="001839b1" style:font-weight-asian="normal" style:font-weight-complex="normal"/>
    </style:style>
    <style:style style:name="P57" style:family="paragraph" style:parent-style-name="Standard">
      <style:text-properties fo:font-weight="normal" officeooo:rsid="0027ee97" officeooo:paragraph-rsid="001839b1" style:font-weight-asian="normal" style:font-weight-complex="normal"/>
    </style:style>
    <style:style style:name="P58" style:family="paragraph" style:parent-style-name="Standard">
      <style:text-properties fo:font-weight="normal" officeooo:rsid="0089c028" officeooo:paragraph-rsid="001839b1" style:font-weight-asian="normal" style:font-weight-complex="normal"/>
    </style:style>
    <style:style style:name="P59" style:family="paragraph" style:parent-style-name="Standard">
      <style:text-properties fo:font-weight="normal" officeooo:rsid="0097d115" officeooo:paragraph-rsid="001839b1" style:font-weight-asian="normal" style:font-weight-complex="normal"/>
    </style:style>
    <style:style style:name="P60" style:family="paragraph" style:parent-style-name="Standard">
      <style:text-properties fo:font-weight="normal" officeooo:rsid="009d378d" officeooo:paragraph-rsid="001839b1" style:font-weight-asian="normal" style:font-weight-complex="normal"/>
    </style:style>
    <style:style style:name="P61" style:family="paragraph" style:parent-style-name="Standard">
      <style:text-properties fo:font-weight="normal" officeooo:rsid="009d707a" officeooo:paragraph-rsid="001839b1" style:font-weight-asian="normal" style:font-weight-complex="normal"/>
    </style:style>
    <style:style style:name="P62" style:family="paragraph" style:parent-style-name="Standard">
      <style:text-properties fo:font-weight="normal" officeooo:rsid="00add083" officeooo:paragraph-rsid="001839b1" style:font-weight-asian="normal" style:font-weight-complex="normal"/>
    </style:style>
    <style:style style:name="P63" style:family="paragraph" style:parent-style-name="Standard">
      <style:text-properties fo:font-weight="normal" officeooo:rsid="00ae93b0" officeooo:paragraph-rsid="001839b1" style:font-weight-asian="normal" style:font-weight-complex="normal"/>
    </style:style>
    <style:style style:name="P64" style:family="paragraph" style:parent-style-name="Standard">
      <style:text-properties fo:font-weight="normal" officeooo:rsid="00b81905" officeooo:paragraph-rsid="001839b1" style:font-weight-asian="normal" style:font-weight-complex="normal"/>
    </style:style>
    <style:style style:name="P65" style:family="paragraph" style:parent-style-name="Standard">
      <style:text-properties fo:font-weight="normal" officeooo:rsid="00b6cded" officeooo:paragraph-rsid="001839b1" style:font-weight-asian="normal" style:font-weight-complex="normal"/>
    </style:style>
    <style:style style:name="P66" style:family="paragraph" style:parent-style-name="Standard">
      <style:text-properties officeooo:rsid="00259938" officeooo:paragraph-rsid="001839b1"/>
    </style:style>
    <style:style style:name="P67" style:family="paragraph" style:parent-style-name="Standard">
      <style:text-properties officeooo:rsid="0072acef" officeooo:paragraph-rsid="001839b1"/>
    </style:style>
    <style:style style:name="P68" style:family="paragraph" style:parent-style-name="Standard">
      <style:text-properties officeooo:rsid="00715e13" officeooo:paragraph-rsid="001839b1"/>
    </style:style>
    <style:style style:name="P69" style:family="paragraph" style:parent-style-name="Standard">
      <style:text-properties officeooo:rsid="00756d41" officeooo:paragraph-rsid="001839b1"/>
    </style:style>
    <style:style style:name="P70" style:family="paragraph" style:parent-style-name="Standard">
      <style:text-properties officeooo:rsid="00324aec" officeooo:paragraph-rsid="001839b1"/>
    </style:style>
    <style:style style:name="P71" style:family="paragraph" style:parent-style-name="Standard">
      <style:text-properties officeooo:rsid="009f5cff" officeooo:paragraph-rsid="001839b1"/>
    </style:style>
    <style:style style:name="P72" style:family="paragraph" style:parent-style-name="Standard">
      <style:text-properties officeooo:rsid="007cb683" officeooo:paragraph-rsid="001839b1"/>
    </style:style>
    <style:style style:name="P73" style:family="paragraph" style:parent-style-name="Standard">
      <style:text-properties officeooo:rsid="007cda7a" officeooo:paragraph-rsid="001839b1"/>
    </style:style>
    <style:style style:name="P74" style:family="paragraph" style:parent-style-name="Standard">
      <style:text-properties officeooo:rsid="0091a2c1" officeooo:paragraph-rsid="001839b1"/>
    </style:style>
    <style:style style:name="P75" style:family="paragraph" style:parent-style-name="Standard">
      <style:text-properties officeooo:rsid="0089c028" officeooo:paragraph-rsid="001839b1"/>
    </style:style>
    <style:style style:name="P76" style:family="paragraph" style:parent-style-name="Standard">
      <style:text-properties officeooo:rsid="009ba129" officeooo:paragraph-rsid="001839b1"/>
    </style:style>
    <style:style style:name="P77" style:family="paragraph" style:parent-style-name="Standard">
      <style:text-properties officeooo:rsid="001ed00a" officeooo:paragraph-rsid="001839b1"/>
    </style:style>
    <style:style style:name="P78" style:family="paragraph" style:parent-style-name="Standard">
      <style:text-properties fo:font-style="normal" fo:font-weight="normal" officeooo:rsid="009f5cff" officeooo:paragraph-rsid="001839b1" style:font-style-asian="normal" style:font-weight-asian="normal" style:font-style-complex="normal" style:font-weight-complex="normal"/>
    </style:style>
    <style:style style:name="P79" style:family="paragraph" style:parent-style-name="Standard">
      <style:text-properties fo:font-style="normal" fo:font-weight="normal" officeooo:rsid="00b83164" officeooo:paragraph-rsid="001839b1" style:font-style-asian="normal" style:font-weight-asian="normal" style:font-style-complex="normal" style:font-weight-complex="normal"/>
    </style:style>
    <style:style style:name="P80" style:family="paragraph" style:parent-style-name="Standard">
      <style:text-properties officeooo:rsid="00207687" officeooo:paragraph-rsid="001839b1"/>
    </style:style>
    <style:style style:name="P81" style:family="paragraph" style:parent-style-name="Standard">
      <style:text-properties officeooo:rsid="00b81905" officeooo:paragraph-rsid="001839b1"/>
    </style:style>
    <style:style style:name="P82" style:family="paragraph" style:parent-style-name="Standard">
      <style:text-properties officeooo:rsid="0023167b" officeooo:paragraph-rsid="001839b1"/>
    </style:style>
    <style:style style:name="P83" style:family="paragraph" style:parent-style-name="Standard">
      <style:text-properties officeooo:rsid="00b5253f" officeooo:paragraph-rsid="001839b1"/>
    </style:style>
    <style:style style:name="P84" style:family="paragraph" style:parent-style-name="Standard">
      <style:text-properties officeooo:rsid="002e5661" officeooo:paragraph-rsid="001839b1"/>
    </style:style>
    <style:style style:name="P85" style:family="paragraph" style:parent-style-name="Standard">
      <style:text-properties officeooo:rsid="00321598" officeooo:paragraph-rsid="001839b1"/>
    </style:style>
    <style:style style:name="P86" style:family="paragraph" style:parent-style-name="Standard">
      <style:text-properties officeooo:rsid="002d75ef" officeooo:paragraph-rsid="001839b1"/>
    </style:style>
    <style:style style:name="P87" style:family="paragraph" style:parent-style-name="Standard">
      <style:text-properties officeooo:rsid="005e29bf" officeooo:paragraph-rsid="001839b1"/>
    </style:style>
    <style:style style:name="P88" style:family="paragraph" style:parent-style-name="Standard">
      <style:text-properties officeooo:rsid="003f35d4" officeooo:paragraph-rsid="001839b1"/>
    </style:style>
    <style:style style:name="P89" style:family="paragraph" style:parent-style-name="Standard">
      <style:text-properties officeooo:rsid="0086e20e" officeooo:paragraph-rsid="001839b1"/>
    </style:style>
    <style:style style:name="P90" style:family="paragraph" style:parent-style-name="Standard">
      <style:text-properties officeooo:rsid="0040e886" officeooo:paragraph-rsid="001839b1"/>
    </style:style>
    <style:style style:name="P91" style:family="paragraph" style:parent-style-name="Standard">
      <style:text-properties officeooo:rsid="005603a7" officeooo:paragraph-rsid="001839b1"/>
    </style:style>
    <style:style style:name="P92" style:family="paragraph" style:parent-style-name="Standard">
      <style:text-properties officeooo:rsid="0050143e" officeooo:paragraph-rsid="001839b1"/>
    </style:style>
    <style:style style:name="P93" style:family="paragraph" style:parent-style-name="Standard">
      <style:text-properties officeooo:rsid="0056fcb0" officeooo:paragraph-rsid="001839b1"/>
    </style:style>
    <style:style style:name="P94" style:family="paragraph" style:parent-style-name="Standard">
      <style:text-properties officeooo:paragraph-rsid="001839b1"/>
    </style:style>
    <style:style style:name="T1" style:family="text">
      <style:text-properties officeooo:rsid="00165e54"/>
    </style:style>
    <style:style style:name="T2" style:family="text">
      <style:text-properties officeooo:rsid="001839b1"/>
    </style:style>
    <style:style style:name="T3" style:family="text">
      <style:text-properties fo:font-weight="bold" style:font-weight-asian="bold" style:font-weight-complex="bold"/>
    </style:style>
    <style:style style:name="T4" style:family="text">
      <style:text-properties fo:font-weight="bold" officeooo:rsid="001ac220" style:font-weight-asian="bold" style:font-weight-complex="bold"/>
    </style:style>
    <style:style style:name="T5" style:family="text">
      <style:text-properties fo:font-weight="bold" officeooo:rsid="006557d4" style:font-weight-asian="bold" style:font-weight-complex="bold"/>
    </style:style>
    <style:style style:name="T6" style:family="text">
      <style:text-properties fo:font-weight="bold" officeooo:rsid="0066295c" style:font-weight-asian="bold" style:font-weight-complex="bold"/>
    </style:style>
    <style:style style:name="T7" style:family="text">
      <style:text-properties fo:font-weight="bold" officeooo:rsid="001a34be" style:font-weight-asian="bold" style:font-weight-complex="bold"/>
    </style:style>
    <style:style style:name="T8" style:family="text">
      <style:text-properties fo:font-weight="bold" officeooo:rsid="0039c2bd" style:font-weight-asian="bold" style:font-weight-complex="bold"/>
    </style:style>
    <style:style style:name="T9" style:family="text">
      <style:text-properties fo:font-weight="bold" officeooo:rsid="005e29bf" style:font-weight-asian="bold" style:font-weight-complex="bold"/>
    </style:style>
    <style:style style:name="T10" style:family="text">
      <style:text-properties fo:font-weight="bold" officeooo:rsid="0065a4c4" style:font-weight-asian="bold" style:font-weight-complex="bold"/>
    </style:style>
    <style:style style:name="T11" style:family="text">
      <style:text-properties fo:font-weight="bold" officeooo:rsid="00355093" style:font-weight-asian="bold" style:font-weight-complex="bold"/>
    </style:style>
    <style:style style:name="T12" style:family="text">
      <style:text-properties fo:font-weight="bold" officeooo:rsid="00694f01" style:font-weight-asian="bold" style:font-weight-complex="bold"/>
    </style:style>
    <style:style style:name="T13" style:family="text">
      <style:text-properties fo:font-weight="bold" officeooo:rsid="0066410b" style:font-weight-asian="bold" style:font-weight-complex="bold"/>
    </style:style>
    <style:style style:name="T14" style:family="text">
      <style:text-properties fo:font-weight="bold" officeooo:rsid="00241d7b" style:font-weight-asian="bold" style:font-weight-complex="bold"/>
    </style:style>
    <style:style style:name="T15" style:family="text">
      <style:text-properties fo:font-weight="bold" officeooo:rsid="007ca560" style:font-weight-asian="bold" style:font-weight-complex="bold"/>
    </style:style>
    <style:style style:name="T16" style:family="text">
      <style:text-properties fo:font-weight="bold" officeooo:rsid="007cb683" style:font-weight-asian="bold" style:font-weight-complex="bold"/>
    </style:style>
    <style:style style:name="T17" style:family="text">
      <style:text-properties fo:font-weight="bold" officeooo:rsid="001c7ed5" style:font-weight-asian="bold" style:font-weight-complex="bold"/>
    </style:style>
    <style:style style:name="T18" style:family="text">
      <style:text-properties fo:font-weight="bold" officeooo:rsid="00453493" style:font-weight-asian="bold" style:font-weight-complex="bold"/>
    </style:style>
    <style:style style:name="T19" style:family="text">
      <style:text-properties fo:font-weight="bold" officeooo:rsid="0089c028" style:font-weight-asian="bold" style:font-weight-complex="bold"/>
    </style:style>
    <style:style style:name="T20" style:family="text">
      <style:text-properties fo:font-weight="bold" officeooo:rsid="003c330c" style:font-weight-asian="bold" style:font-weight-complex="bold"/>
    </style:style>
    <style:style style:name="T21" style:family="text">
      <style:text-properties fo:font-weight="bold" officeooo:rsid="001ed00a" style:font-weight-asian="bold" style:font-weight-complex="bold"/>
    </style:style>
    <style:style style:name="T22" style:family="text">
      <style:text-properties fo:font-weight="bold" officeooo:rsid="0097d115" style:font-weight-asian="bold" style:font-weight-complex="bold"/>
    </style:style>
    <style:style style:name="T23" style:family="text">
      <style:text-properties fo:font-weight="bold" officeooo:rsid="009d378d" style:font-weight-asian="bold" style:font-weight-complex="bold"/>
    </style:style>
    <style:style style:name="T24" style:family="text">
      <style:text-properties fo:font-weight="bold" officeooo:rsid="00a21372" style:font-weight-asian="bold" style:font-weight-complex="bold"/>
    </style:style>
    <style:style style:name="T25" style:family="text">
      <style:text-properties fo:font-weight="bold" officeooo:rsid="00add083" style:font-weight-asian="bold" style:font-weight-complex="bold"/>
    </style:style>
    <style:style style:name="T26" style:family="text">
      <style:text-properties fo:font-weight="bold" officeooo:rsid="0023167b" style:font-weight-asian="bold" style:font-weight-complex="bold"/>
    </style:style>
    <style:style style:name="T27" style:family="text">
      <style:text-properties fo:font-weight="bold" officeooo:rsid="00b5253f" style:font-weight-asian="bold" style:font-weight-complex="bold"/>
    </style:style>
    <style:style style:name="T28" style:family="text">
      <style:text-properties fo:font-weight="bold" officeooo:rsid="005603a7" style:font-weight-asian="bold" style:font-weight-complex="bold"/>
    </style:style>
    <style:style style:name="T29" style:family="text">
      <style:text-properties fo:font-weight="bold" officeooo:rsid="00545947" style:font-weight-asian="bold" style:font-weight-complex="bold"/>
    </style:style>
    <style:style style:name="T30" style:family="text">
      <style:text-properties fo:font-weight="bold" officeooo:rsid="005886e8" style:font-weight-asian="bold" style:font-weight-complex="bold"/>
    </style:style>
    <style:style style:name="T31" style:family="text">
      <style:text-properties officeooo:rsid="00372295"/>
    </style:style>
    <style:style style:name="T32" style:family="text">
      <style:text-properties officeooo:rsid="00381255"/>
    </style:style>
    <style:style style:name="T33" style:family="text">
      <style:text-properties officeooo:rsid="008b7c7e"/>
    </style:style>
    <style:style style:name="T34" style:family="text">
      <style:text-properties officeooo:rsid="00d477d0"/>
    </style:style>
    <style:style style:name="T35" style:family="text">
      <style:text-properties officeooo:rsid="005a4a57"/>
    </style:style>
    <style:style style:name="T36" style:family="text">
      <style:text-properties fo:font-weight="normal" style:font-weight-asian="normal" style:font-weight-complex="normal"/>
    </style:style>
    <style:style style:name="T37" style:family="text">
      <style:text-properties fo:font-weight="normal" officeooo:rsid="005a88a6" style:font-weight-asian="normal" style:font-weight-complex="normal"/>
    </style:style>
    <style:style style:name="T38" style:family="text">
      <style:text-properties fo:font-weight="normal" officeooo:rsid="001dbeab" style:font-weight-asian="normal" style:font-weight-complex="normal"/>
    </style:style>
    <style:style style:name="T39" style:family="text">
      <style:text-properties fo:font-weight="normal" officeooo:rsid="005c8515" style:font-weight-asian="normal" style:font-weight-complex="normal"/>
    </style:style>
    <style:style style:name="T40" style:family="text">
      <style:text-properties fo:font-weight="normal" officeooo:rsid="008b7c7e" style:font-weight-asian="normal" style:font-weight-complex="normal"/>
    </style:style>
    <style:style style:name="T41" style:family="text">
      <style:text-properties fo:font-weight="normal" officeooo:rsid="0065a4c4" style:font-weight-asian="normal" style:font-weight-complex="normal"/>
    </style:style>
    <style:style style:name="T42" style:family="text">
      <style:text-properties fo:font-weight="normal" officeooo:rsid="0062f617" style:font-weight-asian="normal" style:font-weight-complex="normal"/>
    </style:style>
    <style:style style:name="T43" style:family="text">
      <style:text-properties fo:font-weight="normal" officeooo:rsid="003ce55d" style:font-weight-asian="normal" style:font-weight-complex="normal"/>
    </style:style>
    <style:style style:name="T44" style:family="text">
      <style:text-properties fo:font-weight="normal" officeooo:rsid="007b2f93" style:font-weight-asian="normal" style:font-weight-complex="normal"/>
    </style:style>
    <style:style style:name="T45" style:family="text">
      <style:text-properties fo:font-weight="normal" officeooo:rsid="0073aa7b" style:font-weight-asian="normal" style:font-weight-complex="normal"/>
    </style:style>
    <style:style style:name="T46" style:family="text">
      <style:text-properties fo:font-weight="normal" officeooo:rsid="00756d41" style:font-weight-asian="normal" style:font-weight-complex="normal"/>
    </style:style>
    <style:style style:name="T47" style:family="text">
      <style:text-properties fo:font-weight="normal" officeooo:rsid="0091a2c1" style:font-weight-asian="normal" style:font-weight-complex="normal"/>
    </style:style>
    <style:style style:name="T48" style:family="text">
      <style:text-properties fo:font-weight="normal" officeooo:rsid="0079e3d6" style:font-weight-asian="normal" style:font-weight-complex="normal"/>
    </style:style>
    <style:style style:name="T49" style:family="text">
      <style:text-properties fo:font-weight="normal" officeooo:rsid="0077ebd2" style:font-weight-asian="normal" style:font-weight-complex="normal"/>
    </style:style>
    <style:style style:name="T50" style:family="text">
      <style:text-properties fo:font-weight="normal" officeooo:rsid="003d3629" style:font-weight-asian="normal" style:font-weight-complex="normal"/>
    </style:style>
    <style:style style:name="T51" style:family="text">
      <style:text-properties fo:font-weight="normal" officeooo:rsid="00782a05" style:font-weight-asian="normal" style:font-weight-complex="normal"/>
    </style:style>
    <style:style style:name="T52" style:family="text">
      <style:text-properties fo:font-weight="normal" officeooo:rsid="0066410b" style:font-weight-asian="normal" style:font-weight-complex="normal"/>
    </style:style>
    <style:style style:name="T53" style:family="text">
      <style:text-properties fo:font-weight="normal" officeooo:rsid="00355093" style:font-weight-asian="normal" style:font-weight-complex="normal"/>
    </style:style>
    <style:style style:name="T54" style:family="text">
      <style:text-properties fo:font-weight="normal" officeooo:rsid="007cb683" style:font-weight-asian="normal" style:font-weight-complex="normal"/>
    </style:style>
    <style:style style:name="T55" style:family="text">
      <style:text-properties fo:font-weight="normal" officeooo:rsid="0066c3a4" style:font-weight-asian="normal" style:font-weight-complex="normal"/>
    </style:style>
    <style:style style:name="T56" style:family="text">
      <style:text-properties fo:font-weight="normal" officeooo:rsid="00a8e90f" style:font-weight-asian="normal" style:font-weight-complex="normal"/>
    </style:style>
    <style:style style:name="T57" style:family="text">
      <style:text-properties fo:font-weight="normal" officeooo:rsid="009f5cff" style:font-weight-asian="normal" style:font-weight-complex="normal"/>
    </style:style>
    <style:style style:name="T58" style:family="text">
      <style:text-properties fo:font-weight="normal" officeooo:rsid="00a684de" style:font-weight-asian="normal" style:font-weight-complex="normal"/>
    </style:style>
    <style:style style:name="T59" style:family="text">
      <style:text-properties fo:font-weight="normal" officeooo:rsid="006a30e5" style:font-weight-asian="normal" style:font-weight-complex="normal"/>
    </style:style>
    <style:style style:name="T60" style:family="text">
      <style:text-properties fo:font-weight="normal" officeooo:rsid="006d0099" style:font-weight-asian="normal" style:font-weight-complex="normal"/>
    </style:style>
    <style:style style:name="T61" style:family="text">
      <style:text-properties fo:font-weight="normal" officeooo:rsid="008fa4a5" style:font-weight-asian="normal" style:font-weight-complex="normal"/>
    </style:style>
    <style:style style:name="T62" style:family="text">
      <style:text-properties fo:font-weight="normal" officeooo:rsid="004bac90" style:font-weight-asian="normal" style:font-weight-complex="normal"/>
    </style:style>
    <style:style style:name="T63" style:family="text">
      <style:text-properties fo:font-weight="normal" officeooo:rsid="008b1b5a" style:font-weight-asian="normal" style:font-weight-complex="normal"/>
    </style:style>
    <style:style style:name="T64" style:family="text">
      <style:text-properties fo:font-weight="normal" officeooo:rsid="0092137d" style:font-weight-asian="normal" style:font-weight-complex="normal"/>
    </style:style>
    <style:style style:name="T65" style:family="text">
      <style:text-properties fo:font-weight="normal" officeooo:rsid="002b8d2b" style:font-weight-asian="normal" style:font-weight-complex="normal"/>
    </style:style>
    <style:style style:name="T66" style:family="text">
      <style:text-properties fo:font-weight="normal" officeooo:rsid="007fa848" style:font-weight-asian="normal" style:font-weight-complex="normal"/>
    </style:style>
    <style:style style:name="T67" style:family="text">
      <style:text-properties fo:font-weight="normal" officeooo:rsid="008042a4" style:font-weight-asian="normal" style:font-weight-complex="normal"/>
    </style:style>
    <style:style style:name="T68" style:family="text">
      <style:text-properties fo:font-weight="normal" officeooo:rsid="008e993e" style:font-weight-asian="normal" style:font-weight-complex="normal"/>
    </style:style>
    <style:style style:name="T69" style:family="text">
      <style:text-properties fo:font-weight="normal" officeooo:rsid="008d3c53" style:font-weight-asian="normal" style:font-weight-complex="normal"/>
    </style:style>
    <style:style style:name="T70" style:family="text">
      <style:text-properties fo:font-weight="normal" officeooo:rsid="00820910" style:font-weight-asian="normal" style:font-weight-complex="normal"/>
    </style:style>
    <style:style style:name="T71" style:family="text">
      <style:text-properties fo:font-weight="normal" officeooo:rsid="008da0fa" style:font-weight-asian="normal" style:font-weight-complex="normal"/>
    </style:style>
    <style:style style:name="T72" style:family="text">
      <style:text-properties fo:font-weight="normal" officeooo:rsid="00817908" style:font-weight-asian="normal" style:font-weight-complex="normal"/>
    </style:style>
    <style:style style:name="T73" style:family="text">
      <style:text-properties fo:font-weight="normal" officeooo:rsid="0092b70e" style:font-weight-asian="normal" style:font-weight-complex="normal"/>
    </style:style>
    <style:style style:name="T74" style:family="text">
      <style:text-properties fo:font-weight="normal" officeooo:rsid="002caebc" style:font-weight-asian="normal" style:font-weight-complex="normal"/>
    </style:style>
    <style:style style:name="T75" style:family="text">
      <style:text-properties fo:font-weight="normal" officeooo:rsid="002d75ef" style:font-weight-asian="normal" style:font-weight-complex="normal"/>
    </style:style>
    <style:style style:name="T76" style:family="text">
      <style:text-properties fo:font-weight="normal" officeooo:rsid="00456f56" style:font-weight-asian="normal" style:font-weight-complex="normal"/>
    </style:style>
    <style:style style:name="T77" style:family="text">
      <style:text-properties fo:font-weight="normal" officeooo:rsid="0082ceec" style:font-weight-asian="normal" style:font-weight-complex="normal"/>
    </style:style>
    <style:style style:name="T78" style:family="text">
      <style:text-properties fo:font-weight="normal" officeooo:rsid="002e5661" style:font-weight-asian="normal" style:font-weight-complex="normal"/>
    </style:style>
    <style:style style:name="T79" style:family="text">
      <style:text-properties fo:font-weight="normal" officeooo:rsid="0084e25e" style:font-weight-asian="normal" style:font-weight-complex="normal"/>
    </style:style>
    <style:style style:name="T80" style:family="text">
      <style:text-properties fo:font-weight="normal" officeooo:rsid="00453493" style:font-weight-asian="normal" style:font-weight-complex="normal"/>
    </style:style>
    <style:style style:name="T81" style:family="text">
      <style:text-properties fo:font-weight="normal" officeooo:rsid="00259938" style:font-weight-asian="normal" style:font-weight-complex="normal"/>
    </style:style>
    <style:style style:name="T82" style:family="text">
      <style:text-properties fo:font-weight="normal" officeooo:rsid="0027ee97" style:font-weight-asian="normal" style:font-weight-complex="normal"/>
    </style:style>
    <style:style style:name="T83" style:family="text">
      <style:text-properties fo:font-weight="normal" officeooo:rsid="0049210c" style:font-weight-asian="normal" style:font-weight-complex="normal"/>
    </style:style>
    <style:style style:name="T84" style:family="text">
      <style:text-properties fo:font-weight="normal" officeooo:rsid="001c7ed5" style:font-weight-asian="normal" style:font-weight-complex="normal"/>
    </style:style>
    <style:style style:name="T85" style:family="text">
      <style:text-properties fo:font-weight="normal" officeooo:rsid="0097d115" style:font-weight-asian="normal" style:font-weight-complex="normal"/>
    </style:style>
    <style:style style:name="T86" style:family="text">
      <style:text-properties fo:font-weight="normal" officeooo:rsid="00ba0879" style:font-weight-asian="normal" style:font-weight-complex="normal"/>
    </style:style>
    <style:style style:name="T87" style:family="text">
      <style:text-properties fo:font-weight="normal" officeooo:rsid="00b83164" style:font-weight-asian="normal" style:font-weight-complex="normal"/>
    </style:style>
    <style:style style:name="T88" style:family="text">
      <style:text-properties fo:font-weight="normal" officeooo:rsid="00326926" style:font-weight-asian="normal" style:font-weight-complex="normal"/>
    </style:style>
    <style:style style:name="T89" style:family="text">
      <style:text-properties fo:font-weight="normal" officeooo:rsid="00329b62" style:font-weight-asian="normal" style:font-weight-complex="normal"/>
    </style:style>
    <style:style style:name="T90" style:family="text">
      <style:text-properties fo:font-weight="normal" officeooo:rsid="00b24fd2" style:font-weight-asian="normal" style:font-weight-complex="normal"/>
    </style:style>
    <style:style style:name="T91" style:family="text">
      <style:text-properties fo:font-weight="normal" officeooo:rsid="00b32cfa" style:font-weight-asian="normal" style:font-weight-complex="normal"/>
    </style:style>
    <style:style style:name="T92" style:family="text">
      <style:text-properties fo:font-weight="normal" officeooo:rsid="005603a7" style:font-weight-asian="normal" style:font-weight-complex="normal"/>
    </style:style>
    <style:style style:name="T93" style:family="text">
      <style:text-properties fo:font-weight="normal" officeooo:rsid="00545947" style:font-weight-asian="normal" style:font-weight-complex="normal"/>
    </style:style>
    <style:style style:name="T94" style:family="text">
      <style:text-properties officeooo:rsid="00178183"/>
    </style:style>
    <style:style style:name="T95" style:family="text">
      <style:text-properties fo:font-style="normal" style:font-style-asian="normal" style:font-style-complex="normal"/>
    </style:style>
    <style:style style:name="T96" style:family="text">
      <style:text-properties fo:font-style="normal" officeooo:rsid="00178183" style:font-style-asian="normal" style:font-style-complex="normal"/>
    </style:style>
    <style:style style:name="T97" style:family="text">
      <style:text-properties fo:font-style="normal" officeooo:rsid="001a34be" style:font-style-asian="normal" style:font-style-complex="normal"/>
    </style:style>
    <style:style style:name="T98" style:family="text">
      <style:text-properties fo:font-style="normal" officeooo:rsid="0099c534" style:font-style-asian="normal" style:font-style-complex="normal"/>
    </style:style>
    <style:style style:name="T99" style:family="text">
      <style:text-properties fo:font-style="normal" officeooo:rsid="006557d4" style:font-style-asian="normal" style:font-style-complex="normal"/>
    </style:style>
    <style:style style:name="T100" style:family="text">
      <style:text-properties officeooo:rsid="001ac898"/>
    </style:style>
    <style:style style:name="T101" style:family="text">
      <style:text-properties officeooo:rsid="005a88a6"/>
    </style:style>
    <style:style style:name="T102" style:family="text">
      <style:text-properties officeooo:rsid="00193acb"/>
    </style:style>
    <style:style style:name="T103" style:family="text">
      <style:text-properties officeooo:rsid="0099c534"/>
    </style:style>
    <style:style style:name="T104" style:family="text">
      <style:text-properties officeooo:rsid="001a34be"/>
    </style:style>
    <style:style style:name="T105" style:family="text">
      <style:text-properties fo:font-style="italic" style:font-style-asian="italic" style:font-style-complex="italic"/>
    </style:style>
    <style:style style:name="T106" style:family="text">
      <style:text-properties fo:font-style="italic" officeooo:rsid="001a34be" style:font-style-asian="italic" style:font-style-complex="italic"/>
    </style:style>
    <style:style style:name="T107" style:family="text">
      <style:text-properties fo:font-style="italic" officeooo:rsid="005e29bf" style:font-style-asian="italic" style:font-style-complex="italic"/>
    </style:style>
    <style:style style:name="T108" style:family="text">
      <style:text-properties fo:font-style="italic" officeooo:rsid="005fc57d" style:font-style-asian="italic" style:font-style-complex="italic"/>
    </style:style>
    <style:style style:name="T109" style:family="text">
      <style:text-properties fo:font-style="italic" officeooo:rsid="0066295c" style:font-style-asian="italic" style:font-style-complex="italic"/>
    </style:style>
    <style:style style:name="T110" style:family="text">
      <style:text-properties officeooo:rsid="005fc57d"/>
    </style:style>
    <style:style style:name="T111" style:family="text">
      <style:text-properties officeooo:rsid="005e29bf"/>
    </style:style>
    <style:style style:name="T112" style:family="text">
      <style:text-properties officeooo:rsid="00614687"/>
    </style:style>
    <style:style style:name="T113" style:family="text">
      <style:text-properties officeooo:rsid="005603a7"/>
    </style:style>
    <style:style style:name="T114" style:family="text">
      <style:text-properties officeooo:rsid="006557d4"/>
    </style:style>
    <style:style style:name="T115" style:family="text">
      <style:text-properties officeooo:rsid="0066295c"/>
    </style:style>
    <style:style style:name="T116" style:family="text">
      <style:text-properties officeooo:rsid="0066c3a4"/>
    </style:style>
    <style:style style:name="T117" style:family="text">
      <style:text-properties officeooo:rsid="00715e13"/>
    </style:style>
    <style:style style:name="T118" style:family="text">
      <style:text-properties officeooo:rsid="006840ca"/>
    </style:style>
    <style:style style:name="T119" style:family="text">
      <style:text-properties officeooo:rsid="007437f3"/>
    </style:style>
    <style:style style:name="T120" style:family="text">
      <style:text-properties officeooo:rsid="00abd53c"/>
    </style:style>
    <style:style style:name="T121" style:family="text">
      <style:text-properties officeooo:rsid="00aa3bb7"/>
    </style:style>
    <style:style style:name="T122" style:family="text">
      <style:text-properties officeooo:rsid="0065a4c4"/>
    </style:style>
    <style:style style:name="T123" style:family="text">
      <style:text-properties officeooo:rsid="007199d3"/>
    </style:style>
    <style:style style:name="T124" style:family="text">
      <style:text-properties officeooo:rsid="007fb300"/>
    </style:style>
    <style:style style:name="T125" style:family="text">
      <style:text-properties officeooo:rsid="00702a3d"/>
    </style:style>
    <style:style style:name="T126" style:family="text">
      <style:text-properties officeooo:rsid="007e5c59"/>
    </style:style>
    <style:style style:name="T127" style:family="text">
      <style:text-properties officeooo:rsid="007da731"/>
    </style:style>
    <style:style style:name="T128" style:family="text">
      <style:text-properties officeooo:rsid="00820910"/>
    </style:style>
    <style:style style:name="T129" style:family="text">
      <style:text-properties officeooo:rsid="002b8d2b"/>
    </style:style>
    <style:style style:name="T130" style:family="text">
      <style:text-properties officeooo:rsid="003e9385"/>
    </style:style>
    <style:style style:name="T131" style:family="text">
      <style:text-properties officeooo:rsid="006d94b8"/>
    </style:style>
    <style:style style:name="T132" style:family="text">
      <style:text-properties officeooo:rsid="00b0d960"/>
    </style:style>
    <style:style style:name="T133" style:family="text">
      <style:text-properties officeooo:rsid="0095d93d"/>
    </style:style>
    <style:style style:name="T134" style:family="text">
      <style:text-properties officeooo:rsid="00ae93b0"/>
    </style:style>
    <style:style style:name="T135" style:family="text">
      <style:text-properties officeooo:rsid="00add083"/>
    </style:style>
    <style:style style:name="T136" style:family="text">
      <style:text-properties officeooo:rsid="009ba129"/>
    </style:style>
    <style:style style:name="T137" style:family="text">
      <style:text-properties officeooo:rsid="009d707a"/>
    </style:style>
    <style:style style:name="T138" style:family="text">
      <style:text-properties officeooo:rsid="0021ada4"/>
    </style:style>
    <style:style style:name="T139" style:family="text">
      <style:text-properties officeooo:rsid="00a491d5"/>
    </style:style>
    <style:style style:name="T140" style:family="text">
      <style:text-properties officeooo:rsid="00b865f0"/>
    </style:style>
    <style:style style:name="T141" style:family="text">
      <style:text-properties officeooo:rsid="00a331e2"/>
    </style:style>
    <style:style style:name="T142" style:family="text">
      <style:text-properties officeooo:rsid="00ac7060"/>
    </style:style>
    <style:style style:name="T143" style:family="text">
      <style:text-properties officeooo:rsid="00a03f59"/>
    </style:style>
    <style:style style:name="T144" style:family="text">
      <style:text-properties officeooo:rsid="0023167b"/>
    </style:style>
    <style:style style:name="T145" style:family="text">
      <style:text-properties officeooo:rsid="003f35d4"/>
    </style:style>
    <style:style style:name="T146" style:family="text">
      <style:text-properties officeooo:rsid="00471200"/>
    </style:style>
    <style:style style:name="T147" style:family="text">
      <style:text-properties officeooo:rsid="0031957f"/>
    </style:style>
    <style:style style:name="T148" style:family="text">
      <style:text-properties officeooo:rsid="0042f239"/>
    </style:style>
    <style:style style:name="T149" style:family="text">
      <style:text-properties officeooo:rsid="0043ffb2"/>
    </style:style>
    <style:style style:name="T150" style:family="text">
      <style:text-properties officeooo:rsid="0042e243"/>
    </style:style>
    <style:style style:name="T151" style:family="text">
      <style:text-properties officeooo:rsid="005014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bsolete mechanics below**</text:span></text:p>
      <text:p text:style-name="P1"/>
      <text:p text:style-name="P1">The core of the game will be the discussion engine, which fills the role normally reserved for combat in RPGs. Discussions always take place between two sides, each character belonging either to one of the two sides or to the bystanders. Discussions start when an individual at a given location either begins a speech or successfully calls another individual to dialog. Multiple discussions, but only one speech, can take place at a given time in a given place. The player can arrive at a location in the middle of a speech, or may join or listen to ongoing conversations. A discussion ceases when all participants have withdrawn from the discussion; if the player has been away from a location for a given amount of time, all discussions there expire.</text:p>
      <text:p text:style-name="P1"/>
      <text:p text:style-name="P1">Discussions take place as series of statements: a character makes a statement, then they may make another statement (if their initiative is high enough), prepare a statement in their minds (again if their initiative is high enough), appraise the participants or cede the conversation to the person with the next-highest initiative. Making a statement, preparing one or appraising the participants consumes initiative, while ceding the conversation (whether willingly or unwillingly) restores it. Preparing a statement adds to one or more of the statement's quality attributes (eloquence, humor, creativity etc.) once the statement is made, but if the character makes another statement instead of the prepared one, the added quality attributes are lost. Ceding the conversation repeatedly gives diminishing returns to the increase in initiative, as the character can only put so much effort into preparing for their next statement. Likewise, preparing a statement repeatedly gives diminishing returns to the increase in quality attributes. Appraising the participants increases the character's knowledge of the participants, based on the character's perception trait. Any participants that speak while the character is appraising them will yield further information about any traits and attitudes related to their current statement.</text:p>
      <text:p text:style-name="P1"/>
      <text:p text:style-name="P1">Whenever it is a given character's turn in a discussion, that character loses interest. When a character's interest falls to zero or below, they withdraw from the discussion.</text:p>
      <text:p text:style-name="P1"/>
      <text:p text:style-name="P1">At any point, a single song can play in the background of discussions, sung either by the player character or by NPCs. Instrumental songs only affect the characters' mood, whereas spoken songs are treated as speeches.</text:p>
      <text:p text:style-name="P1"/>
      <text:p text:style-name="P1">Statements are either information-statements, edification-statements, influence-statements, question-statements or request-statements, being meant to either convey an item of information, <text:s/>build up the character's knowledge stats (which do not contain actual items of information), attempt to influence the listeners' stats (for instance, by way of small-talk, making jokes or criticizing the listeners' actions), request an item of information or request that the listeners perform an action/make an edification- or influence-statement (e.g. talk about the attitudes of local people). When characters agree to request-statements, they make the requested statement a number of times based on their friendliness towards the requester.</text:p>
      <text:p text:style-name="P1"/>
      <text:p text:style-name="P1">When giving speeches, the character selects which population to address - either the building's usual population, the city's usual population or people in general. This is very relevant when the character makes claims about the population, such as praising the citizens of Corinth for being generous; if one listener is not a Corinthian and is not generous, he will consider himself excluded from the praise and will thus not lose trust in the speaker for making a false statement.</text:p>
      <text:p text:style-name="P1"/>
      <text:p text:style-name="P1">Statements have attributes associated with them. These attributes may be affected by the character's tone, which the character can change for every statement. Attributes include:</text:p>
      <text:p text:style-name="P1"/>
      <text:p text:style-name="P1">quality attributes: these are eloquence, creativity, reverence and humor.</text:p>
      <text:p text:style-name="P1"><text:soft-page-break/></text:p>
      <text:p text:style-name="P1">eloquence: the higher the statement's eloquence, the higher the interest gained from the statement. Also, the higher an influence-statement's eloquence, the greater its effects. Eloquence dramatically reduces the repetitiveness of small-talk.</text:p>
      <text:p text:style-name="P1"/>
      <text:p text:style-name="P1">creativity: the higher a statement's creativity, the less repetitive the statement and the less impact it has on the repetitiveness of future statements of the same type.</text:p>
      <text:p text:style-name="P1"/>
      <text:p text:style-name="P1">reverence: the higher a hymn or prayer's reverence, the greater the effects of, and the higher the interest gained from, the hymn or prayer. Reverence cannot be increased by preparing the statement.</text:p>
      <text:p text:style-name="P1"/>
      <text:p text:style-name="P1">humor: the higher a joke's humor, the greater the effects of, and the higher the interest gained from, the joke. Humor dramatically reduces the repetitiveness of jokes.</text:p>
      <text:p text:style-name="P1"/>
      <text:p text:style-name="P1">detail: a more detailed statement will have a higher effect, but will drain more of the participants' interest.</text:p>
      <text:p text:style-name="P1"/>
      <text:p text:style-name="P1">seriousness: If the statement's seriousness matches the seriousness of the participants, their interest will increase.</text:p>
      <text:p text:style-name="P1"/>
      <text:p text:style-name="P1">mood: A statement can have one, and only one, mood attribute, selected from among calm, happiness, sadness, hope, anger and disgust. The more interesting and plausible (i.e. believed, see below) the statement, the more it will tilt the participants' mood towards the statement's own mood (participants can resist the effect by having a higher sobriety trait, see below). Likewise, the more the statement's mood matches the participants' mood, the more their interest will increase.</text:p>
      <text:p text:style-name="P1"/>
      <text:p text:style-name="P1">--what are the exact mechanics for changing mood through statements? Does a statement's mood only affect how it alters the listeners' mood? How does a statement's mood raise or lower other moods? (e.g. a statement full of hope decreases sadness)</text:p>
      <text:p text:style-name="P1"/>
      <text:p text:style-name="P1">Some statements also have a natural tone, which includes a natural mood: religious statements are naturally serious, while accusations are naturally angry. Expressing statements in the wrong tone causes other characters to lose trust in the speaker, as the speaker will appear bizarre.</text:p>
      <text:p text:style-name="P1"/>
      <text:p text:style-name="P1">If the speaker's tone changes too dramatically between two consecutive statements, listeners will lose trust in the speaker, as they will consider him/her erratic. </text:p>
      <text:p text:style-name="P1"/>
      <text:p text:style-name="P1"/>
      <text:p text:style-name="P1"/>
      <text:p text:style-name="P1"/>
      <text:p text:style-name="P1"/>
      <text:p text:style-name="P1"/>
      <text:p text:style-name="P1"/>
      <text:p text:style-name="P1"/>
      <text:p text:style-name="P1"/>
      <text:p text:style-name="P1"/>
      <text:p text:style-name="P1"/>
      <text:p text:style-name="P1">Each participant in a discussion has the following variable stats:</text:p>
      <text:p text:style-name="P1"/>
      <text:p text:style-name="P1">interest: this goes down as the character receives statements that are uninteresting or unrelated to the last several statements in the discussion, and goes up as the character receives interesting statements. What each character finds interesting depends on their traits.</text:p>
      <text:p text:style-name="P1"><text:soft-page-break/></text:p>
      <text:p text:style-name="P1">seriousness: this goes down as the character hears amusing things, such as joke statements, and light-hearted music (often encountered in taverns), and goes up as the character hears serious things. A serious character will be more interested in serious things, and a light-hearted character will be more interested in light-hearted things.</text:p>
      <text:p text:style-name="P1"/>
      <text:p text:style-name="P1">Each participant has a mood that influences discussions and biases attitudes. This mood is broken up into the following aspects:</text:p>
      <text:p text:style-name="P1"/>
      <text:p text:style-name="P1">Happiness: biases all attitudes towards friendliness</text:p>
      <text:p text:style-name="P1">Sadness:</text:p>
      <text:p text:style-name="P1">Hope: biases all attitudes towards trust</text:p>
      <text:p text:style-name="P1">Anger: biases all attitudes towards hostility</text:p>
      <text:p text:style-name="P1">Disgust: biases all attitudes towards revulsion, causes interest to decrease more quickly</text:p>
      <text:p text:style-name="P1"/>
      <text:p text:style-name="P1">Moods predispose the participants to undertake statements or actions that have the corresponding natural mood. Anger makes people accuse and happiness makes people praise, for instance.</text:p>
      <text:p text:style-name="P1"/>
      <text:p text:style-name="P1">Anger is always more powerful than the other moods, such that even a moderate amount of anger can have large effects.</text:p>
      <text:p text:style-name="P1"/>
      <text:p text:style-name="P1">Each participant also has attitudes towards all other characters, and these affect the discussion.</text:p>
      <text:p text:style-name="P1"/>
      <text:p text:style-name="P1">Friendliness: </text:p>
      <text:p text:style-name="P1">Admiration: </text:p>
      <text:p text:style-name="P1">Trust: modifies the amount of belief </text:p>
      <text:p text:style-name="P1">Hostility: </text:p>
      <text:p text:style-name="P1">Revulsion: </text:p>
      <text:p text:style-name="P1"/>
      <text:p text:style-name="P1">Various statements and actions performed by a character can change the other character's attitudes towards him/her. Statements give only a temporary effect. Note that providing information through a given statement gives a permanent effect, while the statement itself also gives a temporary effect; thus, for instance, eloquently declaring that the player character is a Christian to a pharisee will likely have a permanent negative effect as well as a temporary positive effect (from the eloquent tone). However, if the pharisee later joins Christianity, he/she will also change their attitude towards the information that the player character is a Christian, and this will provide a permanent positive effect instead. </text:p>
      <text:p text:style-name="P1"/>
      <text:p text:style-name="P1">One special attitude regarding a statement or action is belief: when a character learns of a statement or action, they assign a belief value to that statement or actions. Statements/actions with a belief value over a given threshold are believed and influence the character's attitudes. Actions that are seen and statements that are heard have a maximum belief value, and their belief value never goes down (it is impossible in this game to convince someone that they didn't see or hear something they had seen or heard). </text:p>
      <text:p text:style-name="P1"/>
      <text:p text:style-name="P1"/>
      <text:p text:style-name="P1">Characters and populations keep track of the actions and statements they have observed, as well as the targets of the actions and statements and the statements' traits. When a statement is made repeatedly to the same character, the statement's repetitiveness (reduced by the creativity of the current and previous instances of the statement as well as other attributes in some cases) causes the listeners to lose interest quickly and the statement's effects to be reduced. </text:p>
      <text:p text:style-name="P1"/>
      <text:p text:style-name="P1"><text:soft-page-break/></text:p>
      <text:p text:style-name="P1"/>
      <text:p text:style-name="P1"/>
      <text:p text:style-name="P1">Traits:</text:p>
      <text:p text:style-name="P1">Eloquence: all statements are made with the speaker's eloquence trait, plus any modifiers from preparing the statement.</text:p>
      <text:p text:style-name="P1"/>
      <text:p text:style-name="P1">Creativity: all statements are made with the speaker's creativity trait, plus any modifiers from preparing the statement.</text:p>
      <text:p text:style-name="P1"/>
      <text:p text:style-name="P1">Reverence: all prayers and hymns are made with the speaker's reverence trait. Hymns are also made with the music trait.</text:p>
      <text:p text:style-name="P1"/>
      <text:p text:style-name="P1">Humor: all jokes are made with the speaker's humor trait, plus any modifiers from preparing the statement.</text:p>
      <text:p text:style-name="P1"/>
      <text:p text:style-name="P1">Music: all songs are made with the speaker's music trait. Hymns are also made with the reverence trait.</text:p>
      <text:p text:style-name="P1"/>
      <text:p text:style-name="P1">Sobriety: The higher the sobriety trait, the less of an effect people's statements and actions (including one's own) will have on one's own mood.</text:p>
      <text:p text:style-name="P1"/>
      <text:p text:style-name="P1">Charisma: Statements and actions that increase friendliness, admiration and trust towards the character have a greater effect, while statements and actions that increase hostility and revulsion have a lesser effect. The converse is true for statements that decrease these.</text:p>
      <text:p text:style-name="P1"/>
      <text:p text:style-name="P1">Medicine: The higher the medicine trait, the greater the effectiveness of the character's healing and the greater the character's income from working as a physician. A very high level of this trait is required in order to work as a physician, demanding years of focused study.</text:p>
      <text:p text:style-name="P1"/>
      <text:p text:style-name="P1">Craftsmanship: The higher the craftsmanship trait, the greater the character's income from working as a craftsman</text:p>
      <text:p text:style-name="P1"/>
      <text:p text:style-name="P1">Literacy: The greater the literacy trait, the faster the character reads books and writes epistles.</text:p>
      <text:p text:style-name="P1"/>
      <text:p text:style-name="P1"/>
      <text:p text:style-name="P1">(note: the character can start out as a musician, craftsman or physician)</text:p>
      <text:p text:style-name="P1"/>
      <text:p text:style-name="P1"/>
      <text:p text:style-name="P1">Information-statements:</text:p>
      <text:p text:style-name="P1">Religion of X:</text:p>
      <text:p text:style-name="P1">Nationality of X:</text:p>
      <text:p text:style-name="P1">X has relationship Y with Z: e.g. X is married to Z</text:p>
      <text:p text:style-name="P1">X did Y to Z: e.g. Christ healed a leper, Christ healed people</text:p>
      <text:p text:style-name="P1">X said Y to Z:</text:p>
      <text:p text:style-name="P1"/>
      <text:p text:style-name="P1">Edification-statements:</text:p>
      <text:p text:style-name="P1">Person/population X in general: </text:p>
      <text:p text:style-name="P1">Traits of X: </text:p>
      <text:p text:style-name="P1">Interests of X: </text:p>
      <text:p text:style-name="P1">Attitudes of X: </text:p>
      <text:p text:style-name="P1"/>
      <text:p text:style-name="P1"><text:soft-page-break/></text:p>
      <text:p text:style-name="P1"/>
      <text:p text:style-name="P1">Influence-statements:</text:p>
      <text:p text:style-name="P1">Prayer: </text:p>
      <text:p text:style-name="P1">Encourage action X: </text:p>
      <text:p text:style-name="P1">Discourage action X: </text:p>
      <text:p text:style-name="P1">Small-talk: </text:p>
      <text:p text:style-name="P1">Joke: jokes increase interest, happiness and friendliness while decreasing seriousness. They are great for fostering good relations but detract from the spiritual message</text:p>
      <text:p text:style-name="P1">Praise X for doing Y to Z:</text:p>
      <text:p text:style-name="P1">Praise X for saying Y to Z: </text:p>
      <text:p text:style-name="P1">Condemn X for doing Y to Z: </text:p>
      <text:p text:style-name="P1">Condemn X for doing Y to Z:</text:p>
      <text:p text:style-name="P1"/>
      <text:p text:style-name="P1"/>
      <text:p text:style-name="P1"/>
      <text:p text:style-name="P1"/>
      <text:p text:style-name="P1">Actions:</text:p>
      <text:p text:style-name="P1">Actions are divided into short-term actions, long-term actions and miracles.</text:p>
      <text:p text:style-name="P1"/>
      <text:p text:style-name="P1">Short-term actions:</text:p>
      <text:p text:style-name="P1">Eat:</text:p>
      <text:p text:style-name="P1">Drink:</text:p>
      <text:p text:style-name="P1"/>
      <text:p text:style-name="P1"/>
      <text:p text:style-name="P1"/>
      <text:p text:style-name="P1"/>
      <text:p text:style-name="P1">Long-term actions:</text:p>
      <text:p text:style-name="P1">Travel: </text:p>
      <text:p text:style-name="P1">Work: </text:p>
      <text:p text:style-name="P1">Sleep: </text:p>
      <text:p text:style-name="P1">Marry: </text:p>
      <text:p text:style-name="P1">Divorce: </text:p>
      <text:p text:style-name="P1">Befriend: </text:p>
      <text:p text:style-name="P1">Forsake: </text:p>
      <text:p text:style-name="P1">Oppose:</text:p>
      <text:p text:style-name="P1"/>
      <text:p text:style-name="P1">Miracles:</text:p>
      <text:p text:style-name="P1">Heal: </text:p>
      <text:p text:style-name="P1">Cure poison: </text:p>
      <text:p text:style-name="P1">Blind: </text:p>
      <text:p text:style-name="P1">Create food: </text:p>
      <text:p text:style-name="P1">Call fire: </text:p>
      <text:p text:style-name="P1">Rise from the dead: </text:p>
      <text:p text:style-name="P1">Resurrect: </text:p>
      <text:p text:style-name="P1"/>
      <text:p text:style-name="P1"/>
      <text:p text:style-name="P1"/>
      <text:p text:style-name="Standard"/>
      <text:p text:style-name="Standard"/>
      <text:p text:style-name="Standard"/>
      <text:p text:style-name="Standard"/>
      <text:p text:style-name="Standard"><text:soft-page-break/>*** <text:span text:style-name="T2">Second set o obsolete mechanics ***</text:span></text:p>
      <text:p text:style-name="Standard"/>
      <text:p text:style-name="P2">Tags:</text:p>
      <text:p text:style-name="P2">[NOTE]</text:p>
      <text:p text:style-name="P2">[OPTIONAL]</text:p>
      <text:p text:style-name="P94"/>
      <text:p text:style-name="P3">Social encounter engine</text:p>
      <text:p text:style-name="P94"/>
      <text:p text:style-name="P4">The core of the game is the social encounter engine, which takes the place of combat. Social encounters are situations where two sides discuss or argue over something, and can include public sermons, philosophical debates, private efforts at persuasion and situations where one side is trying to convince another not to kill them. During social encounters, there are two sides (side 1 and side 2) plus an extra “neutral” side. One person on each side other than the neutral side acts as the speaker (the role of speaker can be passed on to another person on the same side at any time) and has access to most actions, while the others act as listeners, able to support their side through a variety of actions of their own though they do not have access to the speaker’s actions.</text:p>
      <text:p text:style-name="P94"/>
      <text:p text:style-name="P5">Each encounter has a theme that can have several traits. Depending on these traits, certain actions are more or less effective during the encounter.</text:p>
      <text:p text:style-name="P5"><text:span text:style-name="T3">religious:</text:span> gives certain actions +25% effectiveness <text:span text:style-name="T31">and a bonus to the speaker’s and/or targets’ conviction</text:span></text:p>
      <text:p text:style-name="P5"><text:span text:style-name="T3">intellectual:</text:span> gives certain actions +25% effectiveness <text:span text:style-name="T32">and a bonus to the speaker’s and/or targets’ interest</text:span></text:p>
      <text:p text:style-name="P5"><text:span text:style-name="T3">social:</text:span> gives certain actions +25% effectiveness <text:span text:style-name="T32">and a bonus to the speaker’s and/or targets’ friendliness</text:span></text:p>
      <text:p text:style-name="P5"><text:span text:style-name="T3">crucial:</text:span> <text:span text:style-name="T33">prevents the interest of side 1, the player’s side, from increasing or decreasing</text:span></text:p>
      <text:p text:style-name="P6"><text:span text:style-name="T3">peaceful:</text:span> Interest drops severely each round for characters that are hostile.</text:p>
      <text:p text:style-name="P7"><text:span text:style-name="T3">hostile:</text:span> The friendliness-increasing effects of actions are halved, while the friendliness-decreasing effects of actions are doubled. <text:span text:style-name="T34">Interest drops severely for characters that are friendly.</text:span></text:p>
      <text:p text:style-name="P94"/>
      <text:p text:style-name="P8">Each member of each side has several stats called attitudes: interest, conviction and friendliness. Each stat also has a threshold value that determines when the given stat’<text:span text:style-name="T35">s effects are at 100%; during a given encounter, a character’s stat never starts out higher than its threshold and can only increase to up to twice its threshold</text:span>. </text:p>
      <text:p text:style-name="P4"><text:span text:style-name="T3">Interest:</text:span><text:span text:style-name="T36"> </text:span><text:span text:style-name="T37">(open eye / closed eye icon)</text:span> <text:span text:style-name="T94">When a character’s interest drops to 0, the character quits the encounter, whether out of boredom or exhasperation. The higher the interest, the more effective the character is at perceiving the stats of the other side; when interest is at 0, perception is at 50% effectiveness, and when interest is at the threshold, perception is at 100%. Beyond that, perception is at </text:span><text:span text:style-name="T96">min(interest / threshold, 125%)</text:span><text:span text:style-name="T94">. During most encounters, interest decreases for all characters each round, the decrease being greater for subsequent rounds.</text:span></text:p>
      <text:p text:style-name="P9"><text:span text:style-name="T3">Conviction:</text:span><text:span text:style-name="T36"> </text:span><text:span text:style-name="T37">(raised flag / lowered burning flag icon)</text:span> The <text:span text:style-name="T100">extent to which the character believes their side</text:span>. <text:span text:style-name="T100">Conviction has two thresholds, one being equal to zero minus the other.</text:span> When conviction <text:span text:style-name="T100">drops to 0, the character enters the neutral side, and remains in the neutral side until conviction goes below the negative threshold, in which case the character joins the opposite side, or until it goes back above the positive threshold, in which case the character rejoins his/her original side. When the character joins the opposite side, the character’s conviction switches signs, becoming positive, and the side it has just joined becomes regarded as its original side for the purpose of calculating conviction.</text:span></text:p>
      <text:p text:style-name="P10"><text:span text:style-name="T4">Spirit</text:span><text:span text:style-name="T3">:</text:span> <text:span text:style-name="T101">(tower / ruin icon) Reflecting the character’s disposition and emotional welfare, spirit</text:span> serves as a multiplier for most actions (capped at 125%).<text:span text:style-name="T102"> When spirit is at 0, actions are 25% effective, and when spirit is at the threshold, actions are 100% effective. Beyond that, actions are at min(spirit / threshold, 125%).</text:span></text:p>
      <text:p text:style-name="P11"><text:soft-page-break/><text:span text:style-name="T3">Friendliness:</text:span><text:span text:style-name="T36"> </text:span><text:span text:style-name="T37">(heart with a square cross inside it / burning heart icon)</text:span><text:span text:style-name="T36"> </text:span><text:span text:style-name="T38">Friendliness</text:span> determines whether certain actions can be used and serves as a multiplier for them. Some actions, such as mocking and condemning, rely on <text:span text:style-name="T103">friendliness</text:span> being low and cannot be used unless it is below the threshold; others, such as sympathizing, rely on it being high and cannot be used unless it is at the threshold. <text:span text:style-name="T104">When a character’s friendliness is at or above the threshold, the character is referred to as </text:span><text:span text:style-name="T106">friendly</text:span><text:span text:style-name="T104">. If it is below the threshold, the character is referred to as </text:span><text:span text:style-name="T106">hostile</text:span><text:span text:style-name="T97">. </text:span><text:span text:style-name="T98">When the character switches side, their friendliness is automatically reset to the friendly threshold.</text:span></text:p>
      <text:p text:style-name="P12">Energy:<text:span text:style-name="T36"> </text:span><text:span text:style-name="T37">(</text:span><text:span text:style-name="T39">purple </text:span><text:span text:style-name="T37">brain / broken </text:span><text:span text:style-name="T39">red</text:span><text:span text:style-name="T37"> brain icon)</text:span><text:span text:style-name="T36"> If an action requires energy to be consumed, and insufficient energy exists, the action cannot be performed. Some actions increase energy, while others decrease it. The threshold for energy represents the maximum energy that can be stored. </text:span><text:span text:style-name="T40">By default, during encounters, energy increases each round.</text:span></text:p>
      <text:p text:style-name="P11"/>
      <text:p text:style-name="P36">All characters may perform actions during their side’s turn.</text:p>
      <text:p text:style-name="P36"/>
      <text:p text:style-name="P37">Actions can be <text:span text:style-name="T105">targeted</text:span>, in which case they (primarly) affect a specific character. Unless noted otherwise, the speaker can never be an action’s target.</text:p>
      <text:p text:style-name="P36"/>
      <text:p text:style-name="P36">Some actions are <text:span text:style-name="T105">extended actions</text:span>, which means they can be performed for <text:span text:style-name="T110">multiple turns in a row</text:span> turns <text:span text:style-name="T111">(giving the character an extra instance of the “</text:span><text:span text:style-name="T107">charged</text:span><text:span text:style-name="T111">” buff each turn)</text:span> and can finally be finished <text:span text:style-name="T111">with </text:span><text:span text:style-name="T107">conclude</text:span><text:span text:style-name="T111"> actions</text:span>. <text:span text:style-name="T112">If any action other than the extended action itself and the conclude action is performed, the instances of the “</text:span><text:span text:style-name="T108">charged”</text:span><text:span text:style-name="T110"> buff are wasted</text:span>.</text:p>
      <text:p text:style-name="P11"/>
      <text:p text:style-name="P38">Actions that are <text:span text:style-name="T105">religious</text:span>, <text:span text:style-name="T105">intellectual</text:span> or <text:span text:style-name="T105">social</text:span> have <text:span text:style-name="T113">bonuses or penalties</text:span> based on <text:span text:style-name="T113">the traits of the speaker and listseners as well as the encounter’s theme</text:span>.</text:p>
      <text:p text:style-name="P11"/>
      <text:p text:style-name="P39">Actions receive a bonus or penalty based on the speaker’s eloquence and the listener’s fortitude, as well as on the difference between the speaker’s <text:span text:style-name="T105">engaging stat</text:span> and the listener’s <text:span text:style-name="T105">resisting stat</text:span><text:span text:style-name="T95"> (each of these stats can be either wisdom, charisma, </text:span><text:span text:style-name="T99">fortitude</text:span><text:span text:style-name="T95"> or eloquence)</text:span>. <text:span text:style-name="T114">These stats are shown as (engaging stat / resisting stat) next to the action’s name, e.g. (</text:span><text:span text:style-name="T5">wis/cha</text:span><text:span text:style-name="T114">)</text:span>. <text:span text:style-name="T115">If no </text:span><text:span text:style-name="T109">resisting stat</text:span><text:span text:style-name="T115"> exists, the placeholder “_” is used instead of it, e.g. (</text:span><text:span text:style-name="T6">wis/_</text:span><text:span text:style-name="T115">).</text:span></text:p>
      <text:p text:style-name="P11"/>
      <text:p text:style-name="P40">The effects of the action on the stats of the speaker, target, target side, speaker’s side, other side etc. are shown using the letters I (interest), C (conviction), S(<text:span text:style-name="T116">spirit</text:span>), <text:span text:style-name="T116">F (friendliness), E(energy)</text:span>, and a number of pluses or minuses reflecting the intensity of the effect. <text:span text:style-name="T117">All effects described are cumulative, such that “Speaker: +I” and “Speaker’s side: +2I” means that the speaker really receives +3I.</text:span> <text:span text:style-name="T118">Friendliness can be towards the speaker’s side (written as “Fs”) or the target’s side (“Ft”).</text:span> Instead of being simply decreased, conviction can also be pulled, whereby the conviction is brought closer to the speaker’s side regardless of which side the character receiving the effect is on. Conviction pull is shown using “&lt;” signs.</text:p>
      <text:p text:style-name="P11"/>
      <text:p text:style-name="P41">Some actions only have an effect while a certain theme is active, whether because it’s always active for the character receiving the effect or because it’s active for the encounter. In th<text:span text:style-name="T119">ese cases, the actions are shown with the theme’s name next to them, e.g. “(religious)” or “(intellectual)”.</text:span></text:p>
      <text:p text:style-name="P11"/>
      <text:p text:style-name="P2">[OPTIONAL] Some types of actions <text:span text:style-name="T120">have a limited number of uses, i.e. they</text:span> may only be used a number of times in each social encounter, and the character may prepare them before the social encounter <text:span text:style-name="T120">when resting</text:span>. If the character has the <text:span text:style-name="T105">spontaneous</text:span> trait, they have a pool of three points per encounter, each of which may be spent on performing <text:span text:style-name="T120">an action that has zero uses remaining</text:span>.</text:p>
      <text:p text:style-name="P11"/>
      <text:p text:style-name="P11"><text:span text:style-name="T121">Types of s</text:span>peaker actions: </text:p>
      <text:p text:style-name="P13"><text:soft-page-break/>conclude <text:span text:style-name="T122">(*/*)</text:span>:<text:span text:style-name="T36"> can only be performed if an extended action has been performed the previous turn; has the same effects </text:span><text:span text:style-name="T41">and uses the same stats</text:span><text:span text:style-name="T36"> as the extended action, with a 20% bonus for each instance of the “charged” buff </text:span><text:span text:style-name="T42">that the character has. Expends all instances of the “charged” buff</text:span><text:span text:style-name="T36">. </text:span></text:p>
      <text:p text:style-name="P14"/>
      <text:p text:style-name="P94"><text:span text:style-name="T7">preach </text:span><text:span text:style-name="T8">(religious, </text:span><text:span text:style-name="T9">extended, </text:span><text:span text:style-name="T10">wis/wis</text:span><text:span text:style-name="T8">)</text:span><text:span text:style-name="T7">:</text:span></text:p>
      <text:p text:style-name="P42">Speaker: -<text:span text:style-name="T123">4</text:span>E</text:p>
      <text:p text:style-name="P43">Speaker’s side: +I, <text:span text:style-name="T123">+2</text:span>C(religious), +<text:span text:style-name="T124">2</text:span>S</text:p>
      <text:p text:style-name="P44">Friendly members of all other sides: +I, <text:span text:style-name="T125">&lt;</text:span>C(religious), +<text:span text:style-name="T124">2</text:span>S</text:p>
      <text:p text:style-name="P45">Other sides: <text:span text:style-name="T125">&lt;</text:span>C(religious)</text:p>
      <text:p text:style-name="P15"/>
      <text:p text:style-name="P66"><text:span text:style-name="T11">p</text:span><text:span text:style-name="T3">rophesy</text:span><text:span text:style-name="T7"> </text:span><text:span text:style-name="T8">(religious, </text:span><text:span text:style-name="T10">extended, wis/wis</text:span><text:span text:style-name="T8">)</text:span><text:span text:style-name="T3">:</text:span><text:span text:style-name="T36"> </text:span></text:p>
      <text:p text:style-name="P67"><text:span text:style-name="T43">S</text:span><text:span text:style-name="T36">peaker: -</text:span><text:span text:style-name="T44">7</text:span><text:span text:style-name="T36">E</text:span></text:p>
      <text:p text:style-name="P68"><text:span text:style-name="T43">S</text:span><text:span text:style-name="T36">peaker’s side: +</text:span><text:span text:style-name="T45">3</text:span><text:span text:style-name="T36">I, +</text:span><text:span text:style-name="T45">3</text:span><text:span text:style-name="T36">C(religious), +</text:span><text:span text:style-name="T45">3</text:span><text:span text:style-name="T36">S</text:span></text:p>
      <text:p text:style-name="P41"><text:span text:style-name="T43">F</text:span><text:span text:style-name="T36">riendly and religious members of other sides: +</text:span><text:span text:style-name="T46">2</text:span><text:span text:style-name="T36">I, &lt;</text:span><text:span text:style-name="T46">2</text:span><text:span text:style-name="T36">C(religious), </text:span><text:span text:style-name="T46">+2S</text:span></text:p>
      <text:p text:style-name="P69"><text:span text:style-name="T43">O</text:span><text:span text:style-name="T36">ther sides: &lt;</text:span><text:span text:style-name="T47">1</text:span><text:span text:style-name="T36">C</text:span><text:span text:style-name="T48">(religious)</text:span></text:p>
      <text:p text:style-name="P66"><text:span text:style-name="T43">After the prophe</text:span><text:span text:style-name="T48">s</text:span><text:span text:style-name="T43">y</text:span><text:span text:style-name="T48">ing</text:span><text:span text:style-name="T43"> finishes, all religious characters </text:span><text:span text:style-name="T49">in the encounter</text:span><text:span text:style-name="T43"> have the “awed” (de)buff for </text:span><text:span text:style-name="T50">one</text:span><text:span text:style-name="T43"> round </text:span><text:span text:style-name="T50">per </text:span><text:span text:style-name="T51">instance of the</text:span><text:span text:style-name="T50"> </text:span><text:span text:style-name="T51">charged buff</text:span><text:span text:style-name="T43">.</text:span></text:p>
      <text:p text:style-name="P15"/>
      <text:p text:style-name="P70"><text:span text:style-name="T11">b</text:span><text:span text:style-name="T3">less</text:span><text:span text:style-name="T7"> </text:span><text:span text:style-name="T8">(religious, </text:span><text:span text:style-name="T12">targeted,</text:span><text:span text:style-name="T8"> </text:span><text:span text:style-name="T13">cha/_</text:span><text:span text:style-name="T8">)</text:span><text:span text:style-name="T3">:</text:span><text:span text:style-name="T36"> </text:span></text:p>
      <text:p text:style-name="P70"><text:span text:style-name="T52">P</text:span><text:span text:style-name="T53">laces the blessed buff on the target </text:span><text:span text:style-name="T54">for a (cha/_)-based number of rounds</text:span><text:span text:style-name="T53">. </text:span></text:p>
      <text:p text:style-name="P40"><text:span text:style-name="T53">S</text:span><text:span text:style-name="T36">peaker: +I, +C(religious), +S, +F</text:span><text:span text:style-name="T55">t</text:span><text:span text:style-name="T36">, -</text:span><text:span text:style-name="T56">3</text:span><text:span text:style-name="T36">E</text:span></text:p>
      <text:p text:style-name="P46">Speaker’s side: +Ft</text:p>
      <text:p text:style-name="P40"><text:span text:style-name="T36">Target: +I, +C(religious), <text:s/>+S, +</text:span><text:span text:style-name="T57">2</text:span><text:span text:style-name="T36">Fs</text:span></text:p>
      <text:p text:style-name="P47">Target’s side: +Fs</text:p>
      <text:p text:style-name="P16"/>
      <text:p text:style-name="P70"><text:span text:style-name="T3">curse</text:span><text:span text:style-name="T7"> </text:span><text:span text:style-name="T8">(religious, </text:span><text:span text:style-name="T12">targeted,</text:span><text:span text:style-name="T8"> </text:span><text:span text:style-name="T13">cha/for</text:span><text:span text:style-name="T8">)</text:span><text:span text:style-name="T3">:</text:span></text:p>
      <text:p text:style-name="P70"><text:span text:style-name="T36">places the cursed debuff on the target </text:span><text:span text:style-name="T54">for a (cha/for)-based number of rounds</text:span><text:span text:style-name="T36">.</text:span></text:p>
      <text:p text:style-name="P40"><text:span text:style-name="T36">Speaker: +</text:span><text:span text:style-name="T55">I, +C(religious), +S, -</text:span><text:span text:style-name="T58">6</text:span><text:span text:style-name="T55">F</text:span><text:span text:style-name="T59">t</text:span><text:span text:style-name="T55">, -</text:span><text:span text:style-name="T56">3</text:span><text:span text:style-name="T55">E</text:span></text:p>
      <text:p text:style-name="P46">Speaker’s side: -Ft</text:p>
      <text:p text:style-name="P40"><text:span text:style-name="T36">Target: -</text:span><text:span text:style-name="T60">C(religiou</text:span><text:span text:style-name="T61">s</text:span><text:span text:style-name="T60">)</text:span><text:span text:style-name="T36">, -</text:span><text:span text:style-name="T59">S,</text:span><text:span text:style-name="T36"> -</text:span><text:span text:style-name="T58">3</text:span><text:span text:style-name="T59">Fs</text:span></text:p>
      <text:p text:style-name="P71"><text:span text:style-name="T59">T</text:span><text:span text:style-name="T36">arget’s side: -3Fs</text:span></text:p>
      <text:p text:style-name="P48"/>
      <text:p text:style-name="P94"><text:span text:style-name="T14">persuade </text:span><text:span text:style-name="T15">(targeted, cha/</text:span><text:span text:style-name="T16">wis</text:span><text:span text:style-name="T15">)</text:span><text:span text:style-name="T3">:</text:span></text:p>
      <text:p text:style-name="P72"><text:span text:style-name="T62">S</text:span><text:span text:style-name="T36">peaker: +I, -</text:span><text:span text:style-name="T63">3</text:span><text:span text:style-name="T36">E</text:span></text:p>
      <text:p text:style-name="P73"><text:span text:style-name="T36">Target: +I, &lt;</text:span><text:span text:style-name="T47">5</text:span><text:span text:style-name="T36">C, +</text:span><text:span text:style-name="T64">3</text:span><text:span text:style-name="T36">Fs</text:span></text:p>
      <text:p text:style-name="P74"><text:span text:style-name="T36">Other sides: &lt;C, +</text:span><text:span text:style-name="T64">Fs</text:span></text:p>
      <text:p text:style-name="P49">Requires the speaker to be friendly towards the target.</text:p>
      <text:p text:style-name="P17"/>
      <text:p text:style-name="P18">Expound (intellectual, extended, wis/wis):</text:p>
      <text:p text:style-name="P50">Speaker: -<text:span text:style-name="T126">4</text:span>E</text:p>
      <text:p text:style-name="P43">Speaker’s side: +<text:span text:style-name="T127">2</text:span>I<text:span text:style-name="T128">(intellectual)</text:span>, <text:span text:style-name="T123">+3</text:span>C</text:p>
      <text:p text:style-name="P44">Friendly members of all other sides: +<text:span text:style-name="T124">2</text:span>I<text:span text:style-name="T128">(intellectual)</text:span>, <text:span text:style-name="T125">&lt;2</text:span>C</text:p>
      <text:p text:style-name="P45">Other sides: <text:span text:style-name="T125">&lt;</text:span>C</text:p>
      <text:p text:style-name="P19"/>
      <text:p text:style-name="P19">e<text:span text:style-name="T129">dify (intellectual, targeted, wis/wis)</text:span>:</text:p>
      <text:p text:style-name="P20"><text:span text:style-name="T65">S</text:span><text:span text:style-name="T36">peaker: </text:span><text:span text:style-name="T66">+</text:span><text:span text:style-name="T67">2</text:span><text:span text:style-name="T66">I, </text:span><text:span text:style-name="T68">+2I(intellectual),</text:span><text:span text:style-name="T66"> +C,</text:span><text:span text:style-name="T36"> -3E</text:span></text:p>
      <text:p text:style-name="P21"><text:span text:style-name="T67">F</text:span><text:span text:style-name="T36">riendly target: +</text:span><text:span text:style-name="T69">2I, +4</text:span><text:span text:style-name="T36">I</text:span><text:span text:style-name="T70">(intellectual)</text:span><text:span text:style-name="T36">, &lt;</text:span><text:span text:style-name="T71">5</text:span><text:span text:style-name="T36">C</text:span></text:p>
      <text:p text:style-name="P20"><text:span text:style-name="T67">Target</text:span><text:span text:style-name="T36">: +</text:span><text:span text:style-name="T66">I, </text:span><text:span text:style-name="T72">&lt;</text:span><text:span text:style-name="T73">2</text:span><text:span text:style-name="T67">C</text:span></text:p>
      <text:p text:style-name="P22"><text:span text:style-name="T67">O</text:span><text:span text:style-name="T36">ther sides: &lt;C</text:span></text:p>
      <text:p text:style-name="P51"/>
      <text:p text:style-name="P23"><text:span text:style-name="T130">c</text:span>ritique <text:span text:style-name="T130">(intellectual, targeted, wis/wis)</text:span>:</text:p>
      <text:p text:style-name="P24"><text:span text:style-name="T74">S</text:span><text:span text:style-name="T36">peaker: -3E</text:span></text:p>
      <text:p text:style-name="P52"><text:soft-page-break/>Target: -3C, -S</text:p>
      <text:p text:style-name="P53">target’s side: -C</text:p>
      <text:p text:style-name="P23"><text:span text:style-name="T75">Provides the vulnerable debuff on the target for </text:span><text:span text:style-name="T76">a </text:span><text:span text:style-name="T77">(wis/wis)-based</text:span><text:span text:style-name="T76"> number of</text:span><text:span text:style-name="T78"> </text:span><text:span text:style-name="T75">round</text:span><text:span text:style-name="T78">s, </text:span><text:span text:style-name="T79">which can be zero</text:span><text:span text:style-name="T80">.</text:span></text:p>
      <text:p text:style-name="P25"/>
      <text:p text:style-name="P25"><text:span text:style-name="T131">p</text:span>uzzle <text:span text:style-name="T131">(intellectual, targeted, wis/wis)</text:span>:</text:p>
      <text:p text:style-name="P54">Speaker: +I, -<text:span text:style-name="T132">5</text:span>E</text:p>
      <text:p text:style-name="P54">Target: +2I(intellectual), -C, -2E(intellectual), -2E</text:p>
      <text:p text:style-name="P55"><text:span text:style-name="T133">All</text:span>: <text:span text:style-name="T134">+I(intellectual),</text:span> -<text:span text:style-name="T135">E,</text:span> -E<text:span text:style-name="T135">(intellectual)</text:span></text:p>
      <text:p text:style-name="P56">Provides the distracted debuff on the target for a (wis/wis)-based number of rounds, which can be zero.</text:p>
      <text:p text:style-name="P35"/>
      <text:p text:style-name="P26">defend:</text:p>
      <text:p text:style-name="P26"><text:span text:style-name="T81">S</text:span><text:span text:style-name="T36">peaker: -3E</text:span></text:p>
      <text:p text:style-name="P35"><text:span text:style-name="T82">provides the defense buff on all characters on the speaker‘s side for </text:span><text:span text:style-name="T83">a number of rounds based on the speaker’s wisdom</text:span><text:span text:style-name="T82">.</text:span></text:p>
      <text:p text:style-name="P57"/>
      <text:p text:style-name="P94"><text:span text:style-name="T17">tell story </text:span><text:span text:style-name="T18">(social, </text:span><text:span text:style-name="T19">extended,</text:span><text:span text:style-name="T18"> </text:span><text:span text:style-name="T19">cha/cha</text:span><text:span text:style-name="T18">)</text:span><text:span text:style-name="T17">:</text:span></text:p>
      <text:p text:style-name="P75"><text:span text:style-name="T84">S</text:span><text:span text:style-name="T36">peaker’s side: +</text:span><text:span text:style-name="T85">I</text:span><text:span text:style-name="T36">, +2I(social), +</text:span><text:span text:style-name="T85">2</text:span><text:span text:style-name="T36">Fs, -4E</text:span></text:p>
      <text:p text:style-name="P58">Friendly members of all other sides: +I, +2I(social), +Fs</text:p>
      <text:p text:style-name="P58">Other sides: +Fs</text:p>
      <text:p text:style-name="P76">Requires the speaker to be friendly.</text:p>
      <text:p text:style-name="P94"/>
      <text:p text:style-name="P94"><text:span text:style-name="T20">j</text:span><text:span text:style-name="T21">oke </text:span><text:span text:style-name="T20">(social, </text:span><text:span text:style-name="T22">cha/for</text:span><text:span text:style-name="T20">)</text:span><text:span text:style-name="T21">:</text:span></text:p>
      <text:p text:style-name="P59">Speaker: +I, -<text:span text:style-name="T136">5</text:span>E</text:p>
      <text:p text:style-name="P59">Friendly members of <text:span text:style-name="T103">all</text:span> sides: <text:span text:style-name="T103">+I, +3S, +2Fs, +2Fs(social)</text:span></text:p>
      <text:p text:style-name="P59"><text:span text:style-name="T137">All</text:span>: +Fs</text:p>
      <text:p text:style-name="P77">Requires the speaker to be friendly.</text:p>
      <text:p text:style-name="P27"/>
      <text:p text:style-name="P77"><text:span text:style-name="T20">b</text:span><text:span text:style-name="T3">anter </text:span><text:span text:style-name="T20">(social, </text:span><text:span text:style-name="T23">targeted,</text:span><text:span text:style-name="T20"> </text:span><text:span text:style-name="T23">cha/cha</text:span><text:span text:style-name="T20">)</text:span><text:span text:style-name="T3">:</text:span><text:span text:style-name="T36"> slightly </text:span>increases the speaker’s interest, spirit and friendliness, while increasing the interest and friendliness (particularly the interest) of the <text:span text:style-name="T138">target.</text:span> <text:span text:style-name="T138">Requires the speaker to be friendly.</text:span></text:p>
      <text:p text:style-name="P60">Speaker: +2I, +2Ft, -E</text:p>
      <text:p text:style-name="P61">Target: +2I, +3Fs</text:p>
      <text:p text:style-name="P60">All: +I, +Fs</text:p>
      <text:p text:style-name="P60">Requires the speaker to be friendly.</text:p>
      <text:p text:style-name="P28"/>
      <text:p text:style-name="P77"><text:span text:style-name="T24">m</text:span><text:span text:style-name="T3">ock </text:span><text:span text:style-name="T24">(cha/for)</text:span><text:span text:style-name="T3">:</text:span></text:p>
      <text:p text:style-name="P78">Speaker: +I, +2S, -<text:span text:style-name="T139">4Ft,</text:span> -<text:span text:style-name="T135">2E</text:span></text:p>
      <text:p text:style-name="P79"><text:span text:style-name="T140">Hostile characters on the s</text:span>peaker’s side: +<text:span text:style-name="T140">2</text:span>S</text:p>
      <text:p text:style-name="P78">Target: -<text:span text:style-name="T141">C,</text:span> -<text:span text:style-name="T140">5S</text:span>, -<text:span text:style-name="T142">2Fs</text:span></text:p>
      <text:p text:style-name="P78">Target’s side: -<text:span text:style-name="T142">2</text:span>F<text:span text:style-name="T143">s</text:span></text:p>
      <text:p text:style-name="P80">Removes a (cha/for)-based number of instances of the charged buff from the target. Requires the speaker to be hostile.</text:p>
      <text:p text:style-name="P29"/>
      <text:p text:style-name="P77"><text:span text:style-name="T25">T</text:span><text:span text:style-name="T3">aunt </text:span><text:span text:style-name="T25">(cha/for)</text:span><text:span text:style-name="T3">:</text:span></text:p>
      <text:p text:style-name="P62">Speaker: +3I, +4S, -4Ft, -E</text:p>
      <text:p text:style-name="P62">Target: +4I, -3Fs</text:p>
      <text:p text:style-name="P62">Target’s side: +2I, -Fs</text:p>
      <text:p text:style-name="P80">Requires the speaker to be hostile.</text:p>
      <text:p text:style-name="P30"/>
      <text:p text:style-name="P80"><text:span text:style-name="T25">t</text:span><text:span text:style-name="T3">hreaten </text:span><text:span text:style-name="T25">(cha/for)</text:span><text:span text:style-name="T3">: </text:span></text:p>
      <text:p text:style-name="P80"><text:soft-page-break/></text:p>
      <text:p text:style-name="P70"><text:span text:style-name="T26">c</text:span><text:span text:style-name="T3">onfuse </text:span><text:span text:style-name="T25">(cha/for)</text:span><text:span text:style-name="T3">:</text:span></text:p>
      <text:p text:style-name="P63"><text:span text:style-name="T135">S</text:span>peaker: +2I, -<text:span text:style-name="T132">4</text:span>E</text:p>
      <text:p text:style-name="P63">Target: -I, -3E</text:p>
      <text:p text:style-name="P63">All: -2I, -E</text:p>
      <text:p text:style-name="P56">Provides the distracted debuff on the target for a (wis/wis)-based number of rounds, which can be zero.</text:p>
      <text:p text:style-name="P29"/>
      <text:p text:style-name="P80"><text:span text:style-name="T25">c</text:span><text:span text:style-name="T26">ondemn </text:span><text:span text:style-name="T25">(wis/wis)</text:span><text:span text:style-name="T3">:</text:span></text:p>
      <text:p text:style-name="P64">Speaker: +3I, -2Ft, -3E</text:p>
      <text:p text:style-name="P64">Speaker’s side: -2Ft</text:p>
      <text:p text:style-name="P81"><text:span text:style-name="T36">Target: -</text:span><text:span text:style-name="T86">4C,</text:span><text:span text:style-name="T36"> -</text:span><text:span text:style-name="T86">4</text:span><text:span text:style-name="T87">S,</text:span><text:span text:style-name="T36"> -4</text:span><text:span text:style-name="T87">Fs</text:span></text:p>
      <text:p text:style-name="P31"/>
      <text:p text:style-name="P31">defy:</text:p>
      <text:p text:style-name="P65"><text:span text:style-name="T144">S</text:span>peaker: +C, +2I</text:p>
      <text:p text:style-name="P82">provides the defended buff on the character for one round, eliminates the effects of the opposite side’s actions from the previous round on the speaker.</text:p>
      <text:p text:style-name="P31"/>
      <text:p text:style-name="P77"><text:span text:style-name="T27">d</text:span><text:span text:style-name="T3">ismiss:</text:span></text:p>
      <text:p text:style-name="P83">Speaker: -5I</text:p>
      <text:p text:style-name="P84">clears debuffs on the speaker, provides the defended buff on the character for one round, eliminates the effects of the opposite side’s actions from the previous round on the speaker.</text:p>
      <text:p text:style-name="P32"/>
      <text:p text:style-name="P85"><text:span text:style-name="T3">vent:</text:span> </text:p>
      <text:p text:style-name="P32">encourage: </text:p>
      <text:p text:style-name="P32">sympathize: </text:p>
      <text:p text:style-name="P32">beg: </text:p>
      <text:p text:style-name="P32">derail: <text:span text:style-name="T88">prematurely ends multi-round actions. </text:span><text:span text:style-name="T89">[TODO]</text:span></text:p>
      <text:p text:style-name="P33">spot wea<text:span text:style-name="T145">kness:</text:span></text:p>
      <text:p text:style-name="P35"/>
      <text:p text:style-name="P94"/>
      <text:p text:style-name="P94"/>
      <text:p text:style-name="P94">“<text:span text:style-name="T94">concealment” - the ability to prevent stats from being detected through perception.</text:span></text:p>
      <text:p text:style-name="P94"/>
      <text:p text:style-name="P94"/>
      <text:p text:style-name="P94"/>
      <text:p text:style-name="P94"/>
      <text:p text:style-name="P8"/>
      <text:p text:style-name="P8"/>
      <text:p text:style-name="P86">Buffs / debuffs:</text:p>
      <text:p text:style-name="P87"><text:span text:style-name="T3">Charged:</text:span><text:span text:style-name="T36"> Stacking; each instance of the charged buff gives the character a 10% bonus to their next “conclude” action.</text:span></text:p>
      <text:p text:style-name="P17">Prepared:<text:span text:style-name="T36"> </text:span></text:p>
      <text:p text:style-name="P86"><text:span text:style-name="T3">Defended:</text:span> When active, the effects of the other sides’ actions on the character are <text:span text:style-name="T146">reduced by 25%</text:span>.</text:p>
      <text:p text:style-name="P86"><text:span text:style-name="T3">Vulnerable:</text:span> <text:span text:style-name="T147">The negative effects of any incoming action on the character are increased by 25%.</text:span></text:p>
      <text:p text:style-name="P88"><text:span text:style-name="T3">Blessed:</text:span> <text:span text:style-name="T148">The character gains spirit and (for religious themes) conviction each round.</text:span></text:p>
      <text:p text:style-name="P88"><text:span text:style-name="T3">Cursed:</text:span> <text:span text:style-name="T148">The character loses spirit and (for religious themes) conviction each round.</text:span></text:p>
      <text:p text:style-name="P89"><text:span text:style-name="T3">Distracted: </text:span><text:span text:style-name="T36">The character </text:span><text:span text:style-name="T90">suffers a </text:span><text:span text:style-name="T91">2</text:span><text:span text:style-name="T90">0% penalty to all actions’ effects</text:span><text:span text:style-name="T36"> </text:span><text:span text:style-name="T90">and</text:span><text:span text:style-name="T36"> loses energy each round.</text:span></text:p>
      <text:p text:style-name="P88"><text:span text:style-name="T3">Awed:</text:span> prohibits <text:span text:style-name="T149">any</text:span> decreases in interest and round-by-round increases in energy.</text:p>
      <text:p text:style-name="P94"/>
      <text:p text:style-name="P94"/>
      <text:p text:style-name="P90">Character traits:</text:p>
      <text:p text:style-name="P91"><text:soft-page-break/>[NOTE] test whether the religious, intellectual etc. traits, along with the themes, have too much of an effect. Consider reducing their effects to 15%. The changes to the themes’ effects must be identical to the changes to the actions’ effects in order to keep them balanced (otherwise these traits risk becoming vulnerabilities, whereby if, say, a religious character faces off with a non-religious character, the non-religious character’s religious actions have stronger effects on the religious character than the converse).</text:p>
      <text:p text:style-name="P90"><text:span text:style-name="T3">Religious:</text:span> <text:span text:style-name="T113">the character treats all encounters as having a religious theme; if the encounters do have a religious theme, double its effects on the character. The effects of the character’s religious actions are increased by 25%.</text:span></text:p>
      <text:p text:style-name="P92"><text:span text:style-name="T28">Irreligious</text:span><text:span text:style-name="T3">:</text:span><text:span text:style-name="T36"> </text:span><text:span text:style-name="T92">decreases</text:span><text:span text:style-name="T93"> the effects of religious actions </text:span><text:span text:style-name="T92">on the character as well as those of religious actions performed by the character by 25%</text:span><text:span text:style-name="T93">, ignores encounters’ religious theme.</text:span></text:p>
      <text:p text:style-name="P90"><text:span text:style-name="T3">Intellectual:</text:span> <text:span text:style-name="T150">treats all encounters as having an intellectual theme; if the encounters do have an intellectual theme, double its effects on the character. The effects of the character’s intellectual actions are increased by 25%.</text:span></text:p>
      <text:p text:style-name="P92"><text:span text:style-name="T29">Ignorant</text:span><text:span text:style-name="T3">:</text:span><text:span text:style-name="T36"> </text:span><text:span text:style-name="T92">decreases</text:span><text:span text:style-name="T93"> the effects of intellectual actions </text:span><text:span text:style-name="T92">on the character as well as those of intellectual actions performed by the character by 25%</text:span><text:span text:style-name="T93">, ignores encounters’ intellectual theme.</text:span></text:p>
      <text:p text:style-name="P92"><text:span text:style-name="T3">Convivial:</text:span> treats all encounters as having a social theme; if the encounters do have a social theme, double its effects. <text:span text:style-name="T113">The effects of the character’s social actions are increased by 25%</text:span>.</text:p>
      <text:p text:style-name="P38"><text:span text:style-name="T3">Asocial:</text:span><text:span text:style-name="T36"> </text:span><text:span text:style-name="T92">decreases the effects of social actions on the character as well as those of social actions performed by the character by 25%, </text:span><text:span text:style-name="T36">ignores encounters’ social theme.</text:span></text:p>
      <text:p text:style-name="P92"><text:span text:style-name="T3">Intimidating: </text:span><text:span text:style-name="T36">all actions that cause targets to lose conviction also cause a proportional decrease in spirit.</text:span></text:p>
      <text:p text:style-name="P34">Glamorous: </text:p>
      <text:p text:style-name="P34">Ugly: </text:p>
      <text:p text:style-name="P93"><text:span text:style-name="T30">Ominous</text:span><text:span text:style-name="T3">:</text:span><text:span text:style-name="T36"> The character’s actions that reduce spirit reduce it by an additional 25%.</text:span></text:p>
      <text:p text:style-name="P90"><text:span text:style-name="T3">Stubborn:</text:span> <text:span text:style-name="T151">all changes in the character’s conviction have a 25% reduction.</text:span></text:p>
      <text:p text:style-name="P90"/>
      <text:p text:style-name="P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5T21:20:53.552767621</meta:creation-date>
    <meta:generator>LibreOffice/6.4.7.2$Linux_X86_64 LibreOffice_project/40$Build-2</meta:generator>
    <dc:date>2021-06-05T19:38:25.885961966</dc:date>
    <meta:editing-duration>PT5M22S</meta:editing-duration>
    <meta:editing-cycles>2</meta:editing-cycles>
    <meta:document-statistic meta:table-count="0" meta:image-count="0" meta:object-count="0" meta:page-count="11" meta:paragraph-count="245" meta:word-count="4028" meta:character-count="26000" meta:non-whitespace-character-count="22169"/>
  </office:meta>
</office:document-meta>
</file>